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style>
    <style:style style:name="P4"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5" style:family="paragraph" style:parent-style-name="Základný_20_text_20__28_3_29_" style:master-page-name="">
      <style:paragraph-properties fo:margin-left="0cm" fo:margin-right="0cm" fo:line-height="150%" fo:text-align="start" style:justify-single-word="false" fo:text-indent="0cm" style:auto-text-indent="false" style:page-number="auto" style:writing-mode="page"/>
    </style:style>
    <style:style style:name="P6"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7"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11.887cm"/>
        </style:tab-stops>
      </style:paragraph-properties>
    </style:style>
    <style:style style:name="P9" style:family="paragraph" style:parent-style-name="Základný_20_text">
      <style:paragraph-properties fo:margin-left="0cm" fo:margin-right="0cm" fo:line-height="150%" fo:text-align="start" style:justify-single-word="false" fo:text-indent="0.635cm" style:auto-text-indent="false" style:writing-mode="page"/>
    </style:style>
    <style:style style:name="P10"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11"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09823a"/>
    </style:style>
    <style:style style:name="P12"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0baa2e"/>
    </style:style>
    <style:style style:name="P13" style:family="paragraph" style:parent-style-name="Základný_20_text">
      <style:paragraph-properties fo:margin-left="0cm" fo:margin-right="0cm" fo:line-height="150%" fo:text-align="start" style:justify-single-word="false" fo:text-indent="0.635cm" style:auto-text-indent="false" style:writing-mode="page"/>
    </style:style>
    <style:style style:name="P14"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09823a"/>
    </style:style>
    <style:style style:name="P15"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0baa2e"/>
    </style:style>
    <style:style style:name="P16" style:family="paragraph" style:parent-style-name="Základný_20_text">
      <style:paragraph-properties fo:margin-left="0cm" fo:margin-right="0cm" fo:line-height="150%" fo:text-align="start" style:justify-single-word="false" fo:text-indent="0cm" style:auto-text-indent="false" style:writing-mode="page"/>
    </style:style>
    <style:style style:name="P17" style:family="paragraph" style:parent-style-name="Základný_20_text">
      <style:paragraph-properties fo:margin-left="0cm" fo:margin-right="0cm" fo:line-height="150%" fo:text-align="start" style:justify-single-word="false" fo:text-indent="0cm" style:auto-text-indent="false" style:writing-mode="page"/>
      <style:text-properties officeooo:paragraph-rsid="000baa2e"/>
    </style:style>
    <style:style style:name="P18"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19"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text-properties officeooo:paragraph-rsid="000baa2e"/>
    </style:style>
    <style:style style:name="P20" style:family="paragraph" style:parent-style-name="Základný_20_text_20__28_2_29_" style:master-page-name="PageStyle0">
      <style:paragraph-properties fo:margin-left="0cm" fo:margin-right="0cm" fo:line-height="150%" fo:text-align="start" style:justify-single-word="false" fo:text-indent="0cm" style:auto-text-indent="false" style:page-number="auto" style:writing-mode="page"/>
    </style:style>
    <style:style style:name="P21" style:family="paragraph" style:parent-style-name="Hlavička_20_alebo_20_päta">
      <style:paragraph-properties fo:margin-left="0cm" fo:margin-right="0cm" fo:line-height="150%" fo:text-align="start" style:justify-single-word="false" fo:text-indent="0cm" style:auto-text-indent="false" style:writing-mode="page"/>
    </style:style>
    <style:style style:name="P22"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23" style:family="paragraph" style:parent-style-name="Záhlavie_20__23_2" style:master-page-name="">
      <style:paragraph-properties fo:margin-left="0cm" fo:margin-right="0cm" fo:line-height="150%" fo:text-align="start" style:justify-single-word="false" fo:text-indent="0cm" style:auto-text-indent="false" style:page-number="auto" style:writing-mode="page"/>
    </style:style>
    <style:style style:name="P24" style:family="paragraph" style:parent-style-name="Záhlavie_20__23_2">
      <style:paragraph-properties fo:margin-left="0cm" fo:margin-right="0cm" fo:line-height="150%" fo:text-align="start" style:justify-single-word="false" fo:text-indent="0cm" style:auto-text-indent="false" style:writing-mode="page"/>
    </style:style>
    <style:style style:name="P25" style:family="paragraph" style:parent-style-name="Záhlavie_20__23_2" style:list-style-name="">
      <style:paragraph-properties fo:margin-left="0cm" fo:margin-right="0cm" fo:line-height="150%" fo:text-align="start" style:justify-single-word="false" fo:text-indent="0cm" style:auto-text-indent="false" style:writing-mode="page"/>
    </style:style>
    <style:style style:name="T1" style:family="text">
      <style:text-properties fo:color="#000000" style:text-position="25% 58%" style:font-name="Arial" fo:font-size="13pt" fo:background-color="#80ffff" loext:char-shading-value="0" style:font-size-asian="13pt" style:font-size-complex="13pt"/>
    </style:style>
    <style:style style:name="T2" style:family="text">
      <style:text-properties fo:color="#000000" style:font-name="Arial" fo:font-size="13pt" fo:background-color="#80ffff" loext:char-shading-value="0" style:font-size-asian="13pt" style:font-size-complex="13pt"/>
    </style:style>
    <style:style style:name="T3" style:family="text">
      <style:text-properties fo:color="#000000" style:font-name="Arial" fo:font-size="13pt" officeooo:rsid="0007bad7" fo:background-color="#80ffff" loext:char-shading-value="0" style:font-size-asian="13pt" style:font-size-complex="13pt"/>
    </style:style>
    <style:style style:name="T4" style:family="text">
      <style:text-properties fo:color="#000000" style:font-name="Arial" fo:font-size="13pt" officeooo:rsid="0009823a" fo:background-color="#80ffff" loext:char-shading-value="0" style:font-size-asian="13pt" style:font-size-complex="13pt"/>
    </style:style>
    <style:style style:name="T5" style:family="text">
      <style:text-properties fo:color="#000000" style:font-name="Arial" fo:font-size="13pt" officeooo:rsid="000baa2e" fo:background-color="#80ffff" loext:char-shading-value="0" style:font-size-asian="13pt" style:font-size-complex="13pt"/>
    </style:style>
    <style:style style:name="T6" style:family="text">
      <style:text-properties fo:color="#000000" style:font-name="Arial1" fo:font-size="13pt" officeooo:rsid="0007bad7" fo:background-color="#80ffff" loext:char-shading-value="0" style:font-name-asian="Microsoft Sans Serif" style:font-size-asian="13pt" style:font-name-complex="Microsoft Sans Serif" style:font-size-complex="13pt"/>
    </style:style>
    <style:style style:name="T7" style:family="text">
      <style:text-properties style:font-name="Arial" fo:font-size="13pt" style:font-size-asian="13pt" style:font-size-complex="13pt"/>
    </style:style>
    <style:style style:name="T8" style:family="text">
      <style:text-properties style:font-name="Arial" fo:font-size="13pt" officeooo:rsid="0007bad7" style:font-size-asian="13pt" style:font-size-complex="13pt"/>
    </style:style>
    <style:style style:name="T9" style:family="text">
      <style:text-properties style:font-name="Arial" fo:font-size="13pt" officeooo:rsid="0009823a" style:font-size-asian="13pt" style:font-size-complex="13pt"/>
    </style:style>
    <style:style style:name="T10" style:family="text">
      <style:text-properties style:font-name="Arial" fo:font-size="13pt" officeooo:rsid="000baa2e" style:font-size-asian="13pt" style:font-size-complex="13pt"/>
    </style:style>
    <style:style style:name="T11" style:family="text">
      <style:text-properties style:font-name="Arial" fo:font-size="13pt" officeooo:rsid="000baa2e" fo:background-color="#80ffff" loext:char-shading-value="0" style:font-size-asian="13pt" style:font-size-complex="13pt"/>
    </style:style>
    <style:style style:name="Sect1" style:family="section">
      <style:section-properties fo:margin-left="0.635cm" fo:margin-right="1.866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0"><text:span text:style-name="CharStyle6"><text:span text:style-name="T8">I </text:span></text:span><text:span text:style-name="CharStyle6"><text:span text:style-name="T7">malé díetky majú dobre činiť</text:span></text:span></text:p>
        <text:p text:style-name="P3"><text:span text:style-name="CharStyle10"><text:span text:style-name="T7"/></text:span></text:p>
        <text:p text:style-name="P7"><text:span text:style-name="CharStyle13"><text:span text:style-name="T7">Mnohé milé dietky tak sa nazdávajú, že ony nemaj</text:span></text:span><text:span text:style-name="CharStyle13"><text:span text:style-name="T3">u</text:span></text:span><text:span text:style-name="CharStyle13"><text:span text:style-name="T7"> žiadnej druhej povinnosti jako do školy chodiť učiť sa, poriadne sa chovať a posl</text:span></text:span><text:span text:style-name="CharStyle13"><text:span text:style-name="T3">ú</text:span></text:span><text:span text:style-name="CharStyle13"><text:span text:style-name="T7">chať. To všecko je veľmi pekné a dobré, jestl</text:span></text:span><text:span text:style-name="CharStyle13"><text:span text:style-name="T2">iž</text:span></text:span><text:span text:style-name="CharStyle13"><text:span text:style-name="T7">e to robia z lásky </text:span></text:span><text:span text:style-name="CharStyle12"><text:span text:style-name="T7">milému Spasiteľovi; ale také dieťa, ktoré miluje Pána Ježiša, môže sa aj na iný spô­sob užitočným stať a skrze to opravdovú lásku k Bohu na jevo dať. Veľa je ešte takých detí, ktoré neznajú Pána Ježiša a ktoré ešte nikdy do školy nechodily. </text:span></text:span><text:span text:style-name="CharStyle12"><text:span text:style-name="T3">Č</text:span></text:span><text:span text:style-name="CharStyle12"><text:span text:style-name="T7">i sa také dietky, ktoré to vedia a činia, nemôžu s neumelými a bezbožnými deťmi o milom Spasiteľovi shovárať, a jím rozprávať, že jich Ježiš dobrými učiniť chce jestliže len k nemu prídu k nemu sa modliť a jemu veriť chceju, a jích k tomu napom</text:span></text:span><text:span text:style-name="CharStyle12"><text:span text:style-name="T3">i</text:span></text:span><text:span text:style-name="CharStyle12"><text:span text:style-name="T7">nať aby s n</text:span></text:span><text:span text:style-name="CharStyle12"><text:span text:style-name="T3">í</text:span></text:span><text:span text:style-name="CharStyle12"><text:span text:style-name="T7">mi do nedeľnej školy chodily a po­čuli, jak veľmi miluje dietky Ježiš?</text:span></text:span></text:p>
        <text:p text:style-name="P7"><text:span text:style-name="CharStyle12"><text:span text:style-name="T7">Ten chlapčok a to dievčatko, ktorých na našom obrázku vidíte milujú tiež Pána Ježiša. Ony bývaj</text:span></text:span><text:span text:style-name="CharStyle12"><text:span text:style-name="T3">u</text:span></text:span><text:span text:style-name="CharStyle12"><text:span text:style-name="T7"> v jednom meste pri mori a vyšly s jejích milou matkou k prí­stavu, aby rozšir</text:span></text:span><text:span text:style-name="CharStyle12"><text:span text:style-name="T2">o</text:span></text:span><text:span text:style-name="CharStyle12"><text:span text:style-name="T7">valy vzdelavatedlné spisy Ony dobre o tom ved</text:span></text:span><text:span text:style-name="CharStyle12"><text:span text:style-name="T3">í</text:span></text:span><text:span text:style-name="CharStyle12"><text:span text:style-name="T7">a, že su mnohí ná­morníci suroví a nevzdelaní a že ešte ne­poznaj</text:span></text:span><text:span text:style-name="CharStyle12"><text:span text:style-name="T2">ú</text:span></text:span><text:span text:style-name="CharStyle12"><text:span text:style-name="T7"> Pána Ježiša; a jím to veľkú ra­dosť robí, keď tým námorníkom n</text:span></text:span><text:span text:style-name="CharStyle12"><text:span text:style-name="T3">í</text:span></text:span><text:span text:style-name="CharStyle12"><text:span text:style-name="T7">ektoré náboženské spisy odpredať môžu, poneváč tieto knižky tých ľudí poučujú, </text:span></text:span><text:span text:style-name="CharStyle12"><text:span text:style-name="T2">j</text:span></text:span><text:span text:style-name="CharStyle12"><text:span text:style-name="T7">a</text:span></text:span><text:span text:style-name="CharStyle12"><text:span text:style-name="T2">k</text:span></text:span><text:span text:style-name="CharStyle12"><text:span text:style-name="T7">o-</text:span></text:span><text:span text:style-name="CharStyle12"><text:span text:style-name="T8">b</text:span></text:span><text:span text:style-name="CharStyle12"><text:span text:style-name="T2">y </text:span></text:span><text:span text:style-name="CharStyle12"><text:span text:style-name="T7">sťastní a spasení byť mohli. Jaknáhle tie­to dietky voľakoho </text:span></text:span><text:span text:style-name="CharStyle12"><text:span text:style-name="T2">s</text:span></text:span><text:span text:style-name="CharStyle12"><text:span text:style-name="T7">patria, poprosia svoju </text:span></text:span><text:span text:style-name="CharStyle13"><text:span text:style-name="T7">matku, aby jím dala jednu knižočku</text:span></text:span><text:span text:style-name="CharStyle13"><text:span text:style-name="T2">,</text:span></text:span><text:span text:style-name="CharStyle13"><text:span text:style-name="T7"> kto­rých ona celú zásobu so sebou nosí. Potom vese</text:span></text:span><text:span text:style-name="CharStyle13"><text:span text:style-name="T2">le</text:span></text:span><text:span text:style-name="CharStyle13"><text:span text:style-name="T7"> poskakuj</text:span></text:span><text:span text:style-name="CharStyle13"><text:span text:style-name="T8">u</text:span></text:span><text:span text:style-name="CharStyle13"><text:span text:style-name="T7"> ďalej a tak nejednu ná­boženskú knižočku rozdajú. Kto to môže vedeť, jak mnoho dobrého ony skrze to spôsobuj</text:span></text:span><text:span text:style-name="CharStyle13"><text:span text:style-name="T3">u</text:span></text:span><text:span text:style-name="CharStyle13"><text:span text:style-name="T7">.</text:span></text:span></text:p>
        <text:p text:style-name="P7"><text:span text:style-name="CharStyle13"><text:span text:style-name="T2">Č</text:span></text:span><text:span text:style-name="CharStyle13"><text:span text:style-name="T7">i-by ste vy to nemohli tiež tak ro­biť? To-by bolo Pánu Bohu milé, a On-by vám dal tej milosti, že-</text:span></text:span><text:span text:style-name="CharStyle13"><text:span text:style-name="T2">b</text:span></text:span><text:span text:style-name="CharStyle13"><text:span text:style-name="T7">y ste už aj v tejto čast</text:span></text:span><text:span text:style-name="CharStyle13"><text:span text:style-name="T2">no</text:span></text:span><text:span text:style-name="CharStyle13"><text:span text:style-name="T7">sti ovocie práce svojej spat</text:span></text:span><text:span text:style-name="CharStyle13"><text:span text:style-name="T2">rov</text:span></text:span><text:span text:style-name="CharStyle13"><text:span text:style-name="T7">ať mohli. Ale čo-by sa to aj nestalo, Pán a B</text:span></text:span><text:span text:style-name="CharStyle13"><text:span text:style-name="T3">ô</text:span></text:span><text:span text:style-name="CharStyle13"><text:span text:style-name="T7">h náš nakladá nám dobré činiť </text:span></text:span><text:span text:style-name="CharStyle13"><text:span text:style-name="T2">„</text:span></text:span><text:span text:style-name="CharStyle13"><text:span text:style-name="T7">nebo p</text:span></text:span><text:span text:style-name="CharStyle13"><text:span text:style-name="T3">ř</text:span></text:span><text:span text:style-name="CharStyle13"><text:span text:style-name="T7">ijde noc kde žádný nebude moci d</text:span></text:span><text:span text:style-name="CharStyle13"><text:span text:style-name="T3">ě</text:span></text:span><text:span text:style-name="CharStyle13"><text:span text:style-name="T7">lati.“ A jak pote</text:span></text:span><text:span text:style-name="CharStyle13"><text:span text:style-name="T2">š</text:span></text:span><text:span text:style-name="CharStyle13"><text:span text:style-name="T7">ited</text:span></text:span><text:span text:style-name="CharStyle13"><text:span text:style-name="T2">l</text:span></text:span><text:span text:style-name="CharStyle13"><text:span text:style-name="T7">né by to bolo, keď časom, bárs aj v sešlom veku vo viere v Ježiša Krista zomrete a do jeho večnej radosti prídete, takých oslávených stretnete, ktorí vám privolaj</text:span></text:span><text:span text:style-name="CharStyle13"><text:span text:style-name="T2">ú</text:span></text:span><text:span text:style-name="CharStyle13"><text:span text:style-name="T7">: </text:span></text:span><text:span text:style-name="CharStyle13"><text:span text:style-name="T2">„</text:span></text:span><text:span text:style-name="CharStyle13"><text:span text:style-name="T7">Tebe ďakujem po Bohu, spasenie mojej duše</text:span></text:span><text:span text:style-name="CharStyle13"><text:span text:style-name="T2">!</text:span></text:span><text:span text:style-name="CharStyle13"><text:span text:style-name="T7"> Keď si bol voľakedy malé dieťa, dostal som od teb</text:span></text:span><text:span text:style-name="CharStyle13"><text:span text:style-name="T8">ä</text:span></text:span><text:span text:style-name="CharStyle13"><text:span text:style-name="T7"> jedon ná­božný spis, a Bôh požehnal tvojmu daru, lebo sa stal prostriedkom mojej nev</text:span></text:span><text:span text:style-name="CharStyle13"><text:span text:style-name="T3">y</text:span></text:span><text:span text:style-name="CharStyle13"><text:span text:style-name="T7">slov­nej b</text:span></text:span><text:span text:style-name="CharStyle13"><text:span text:style-name="T2">la</text:span></text:span><text:span text:style-name="CharStyle13"><text:span text:style-name="T7">ženosti.“</text:span></text:span></text:p>
        <text:p text:style-name="P7"><text:span text:style-name="CharStyle13"><text:span text:style-name="T7">Nech vám dá Pán Bôh, moji malí či­tatelia, chtivosti, aby ste zo v</text:span></text:span><text:span text:style-name="CharStyle13"><text:span text:style-name="T2">š</text:span></text:span><text:span text:style-name="CharStyle13"><text:span text:style-name="T7">eckých síl svoj</text:span></text:span><text:span text:style-name="CharStyle13"><text:span text:style-name="T3">í</text:span></text:span><text:span text:style-name="CharStyle13"><text:span text:style-name="T7">ch usilovali sa kráľovstvo jeho rozši­rovať.</text:span></text:span></text:p>
        <text:p text:style-name="P7"><text:span text:style-name="CharStyle12"><text:span text:style-name="T7">Dej mi, synu </text:span></text:span><text:span text:style-name="CharStyle12"><text:span text:style-name="T2">m</text:span></text:span><text:span text:style-name="CharStyle12"><text:span text:style-name="T6">ů</text:span></text:span><text:span text:style-name="CharStyle12"><text:span text:style-name="T7">j, srdce sv</text:span></text:span><text:span text:style-name="CharStyle12"><text:span text:style-name="T2">é</text:span></text:span><text:span text:style-name="CharStyle12"><text:span text:style-name="T7">; a oči tvé cest mých a</text:span></text:span><text:span text:style-name="CharStyle12"><text:span text:style-name="T2">ť</text:span></text:span><text:span text:style-name="CharStyle12"><text:span text:style-name="T7"> ost</text:span></text:span><text:span text:style-name="CharStyle12"><text:span text:style-name="T3">ř</text:span></text:span><text:span text:style-name="CharStyle12"><text:span text:style-name="T7">íhají. Pr</text:span></text:span><text:span text:style-name="CharStyle12"><text:span text:style-name="T8">í</text:span></text:span><text:span text:style-name="CharStyle12"><text:span text:style-name="T3">sl</text:span></text:span><text:span text:style-name="CharStyle12"><text:span text:style-name="T7">. 23. 26.</text:span></text:span></text:p>
        <text:h text:style-name="P23" text:outline-level="2"><text:span text:style-name="CharStyle24"><text:span text:style-name="T7"/></text:span></text:h>
        <text:h text:style-name="P24" text:outline-level="2"><text:span text:style-name="CharStyle24"><text:span text:style-name="T7"/></text:span></text:h>
        <text:h text:style-name="P24" text:outline-level="2"><text:bookmark-start text:name="bookmark2"/><text:span text:style-name="CharStyle24"><text:span text:style-name="T7">Dobrý chlapec.</text:span></text:span><text:bookmark-end text:name="bookmark2"/></text:h>
        <text:p text:style-name="P7"><text:span text:style-name="CharStyle12"><text:span text:style-name="T7"/></text:span></text:p>
        <text:p text:style-name="P9"><text:span text:style-name="CharStyle12"><text:span text:style-name="T7">Jeden učiteľ nedeľnej školy rozprá­val nedávno svojím žiakom nasledujúcu hist</text:span></text:span><text:span text:style-name="CharStyle12"><text:span text:style-name="T3">o</text:span></text:span><text:span text:style-name="CharStyle12"><text:span text:style-name="T7">riu o </text:span></text:span><text:soft-page-break/><text:span text:style-name="CharStyle12"><text:span text:style-name="T7">Viliamovi Maso</text:span></text:span><text:span text:style-name="CharStyle12"><text:span text:style-name="T2">n</text:span></text:span><text:span text:style-name="CharStyle12"><text:span text:style-name="T7">:</text:span></text:span></text:p>
        <text:p text:style-name="P7"><text:span text:style-name="CharStyle12"><text:span text:style-name="T7">Tento asi v trinástom roku svojom prišiel k jednomu kováčovi za učňa, kde bolo niekoľko bezbožných tovary</text:span></text:span><text:span text:style-name="CharStyle12"><text:span text:style-name="T8">š</text:span></text:span><text:span text:style-name="CharStyle12"><text:span text:style-name="T2">ov.</text:span></text:span><text:span text:style-name="CharStyle12"><text:span text:style-name="T7"> Ačkolvek pre</text:span></text:span><text:span text:style-name="CharStyle12"><text:span text:style-name="T3">s</text:span></text:span><text:span text:style-name="CharStyle12"><text:span text:style-name="T7"> týžde</text:span></text:span><text:span text:style-name="CharStyle12"><text:span text:style-name="T3">n</text:span></text:span><text:span text:style-name="CharStyle12"><text:span text:style-name="T7"> ťažko musel pracovať, predsa bol vždy toho pamätlivý, aby sa svoje úlohy z biblie alebo z katec</text:span></text:span><text:span text:style-name="CharStyle12"><text:span text:style-name="T8">h</text:span></text:span><text:span text:style-name="CharStyle12"><text:span text:style-name="T7">ismu naučil, a nikdy o ňom nepočuli to</text:span></text:span><text:span text:style-name="CharStyle12"><text:span text:style-name="T2">,</text:span></text:span><text:span text:style-name="CharStyle12"><text:span text:style-name="T7"> že-by sa bol jako iní chlapci vyhovára</text:span></text:span><text:span text:style-name="CharStyle12"><text:span text:style-name="T2">l</text:span></text:span><text:span text:style-name="CharStyle12"><text:span text:style-name="T7">: Nemal som času, abych sa bol naučil.</text:span></text:span></text:p>
        <text:p text:style-name="P7"><text:span text:style-name="CharStyle12"><text:span text:style-name="T7">„Raz som sa ho zp</text:span></text:span><text:span text:style-name="CharStyle12"><text:span text:style-name="T2">ytov</text:span></text:span><text:span text:style-name="CharStyle12"><text:span text:style-name="T7">al, jako mu je možné, tak mnoho sa naučiť? </text:span></text:span><text:span text:style-name="CharStyle12"><text:span text:style-name="T2">O</text:span></text:span><text:span text:style-name="CharStyle12"><text:span text:style-name="T7">dpoviedal, že on svoju bibliu vždy na mech po­loží, a keď mu príde mech ťahať a ohe</text:span></text:span><text:span text:style-name="CharStyle12"><text:span text:style-name="T2">ň </text:span></text:span><text:span text:style-name="CharStyle12"><text:span text:style-name="T7">rozduchovať, vtedy vezme do ruky bibliu a učí sa svoju úlohu. To však nešlo len tak bez protivenstva, lebo ho tovar</text:span></text:span><text:span text:style-name="CharStyle12"><text:span text:style-name="T2">yš</text:span></text:span><text:span text:style-name="CharStyle12"><text:span text:style-name="T7">ia chceli preto smiešnym urobiť, a pokropili mu vo­dou, ktorou kováči obyčajne uhlie kropia, jeho bibliu, aby ho tak povzbudili ku hne­vu. Často mu aj peniaze ponúkali, jestli-že</text:span></text:span><text:span text:style-name="CharStyle20"><text:span text:style-name="T7"> </text:span></text:span><text:span text:style-name="CharStyle13"><text:span text:style-name="T7">bude zlorečiť alebo s druhými chlapci sa biť. Ale on odporoval každému pokušeniu a snášal urážky s podivuhodnou trpelivosťou. „Či ty nemyslíš,“ zpyt</text:span></text:span><text:span text:style-name="CharStyle13"><text:span text:style-name="T2">ov</text:span></text:span><text:span text:style-name="CharStyle13"><text:span text:style-name="T7">al sa ma môj otec obrátiac sa ku mne, </text:span></text:span><text:span text:style-name="CharStyle13"><text:span text:style-name="T2">„</text:span></text:span><text:span text:style-name="CharStyle13"><text:span text:style-name="T7">že Viliam šlechetne si počínal</text:span></text:span><text:span text:style-name="CharStyle13"><text:span text:style-name="T2">?“</text:span></text:span></text:p>
        <text:p text:style-name="P7"><text:span text:style-name="CharStyle13"><text:span text:style-name="T2">„</text:span></text:span><text:span text:style-name="CharStyle13"><text:span text:style-name="T7">Mal Viliam vola</text:span></text:span><text:span text:style-name="CharStyle13"><text:span text:style-name="T8">č</text:span></text:span><text:span text:style-name="CharStyle13"><text:span text:style-name="T7">o takého pri sebe, čo sa mi neobyčajne páčilo, a ľahko sa mohlo pr</text:span></text:span><text:span text:style-name="CharStyle13"><text:span text:style-name="T3">í</text:span></text:span><text:span text:style-name="CharStyle13"><text:span text:style-name="T7"> ňom pobadať že on aj všecko tak myslel, jako poviedal. On bol veľmi opatrný, neurobiť taký sľub, ktorý-by ne­bol mohol vyplniť, a preto mohol jeho slo­vám ktokoľvek dôverovať.</text:span></text:span></text:p>
        <text:p text:style-name="P7"><text:span text:style-name="CharStyle13"><text:span text:style-name="T7">„Sľ</text:span></text:span><text:span text:style-name="CharStyle13"><text:span text:style-name="T2">ú</text:span></text:span><text:span text:style-name="CharStyle13"><text:span text:style-name="T7">bil som bol raz jedon nový lajblík tomu žiakovi, ktorý sa do budúcej ne­dele </text:span></text:span><text:span text:style-name="CharStyle13"><text:span text:style-name="T2">11</text:span></text:span><text:span text:style-name="CharStyle13"><text:span text:style-name="T7">9 tý Žal</text:span></text:span><text:span text:style-name="CharStyle13"><text:span text:style-name="T2">m n</text:span></text:span><text:span text:style-name="CharStyle13"><text:span text:style-name="T7">auči. Razom slúbili všeci že to učinia, len Viliam meškal s odpo­veďou a zdálo sa, že vec dokoná</text:span></text:span><text:span text:style-name="CharStyle13"><text:span text:style-name="T3">l</text:span></text:span><text:span text:style-name="CharStyle13"><text:span text:style-name="T7">e považu­je. Vyhľadal ten Žalm a potom povieda</text:span></text:span><text:span text:style-name="CharStyle13"><text:span text:style-name="T2">l</text:span></text:span><text:span text:style-name="CharStyle13"><text:span text:style-name="T7">: Tak myslím, že to budem môcť urobiť; na každý pád sa pok</text:span></text:span><text:span text:style-name="CharStyle13"><text:span text:style-name="T2">ú</text:span></text:span><text:span text:style-name="CharStyle13"><text:span text:style-name="T7">s</text:span></text:span><text:span text:style-name="CharStyle13"><text:span text:style-name="T2">i</text:span></text:span><text:span text:style-name="CharStyle13"><text:span text:style-name="T7">m ot</text:span></text:span><text:span text:style-name="CharStyle13"><text:span text:style-name="T2">o</text:span></text:span><text:span text:style-name="CharStyle13"><text:span text:style-name="T7">; na každý deň padne 30 veršov, a tie sa naučím. Túto samému sebe danú každodenniu úlohu hľa­del sa každý večer pred spaním naučiť. Pra­vda, že mnohú ťažkosť bolo mu premáhať, a nieko</text:span></text:span><text:span text:style-name="CharStyle13"><text:span text:style-name="T3">ľ</text:span></text:span><text:span text:style-name="CharStyle13"><text:span text:style-name="T7">koráz bol v pokušení od svojho po­dujatia upustiť, ale potom poviedal sám k</text:span></text:span><text:span text:style-name="CharStyle20"><text:span text:style-name="T7"> </text:span></text:span><text:span text:style-name="CharStyle12"><text:span text:style-name="T7">seb</text:span></text:span><text:span text:style-name="CharStyle12"><text:span text:style-name="T2">e:</text:span></text:span><text:span text:style-name="CharStyle12"><text:span text:style-name="T7"> Ja som to raz slúbil, musím to aj vypln</text:span></text:span><text:span text:style-name="CharStyle12"><text:span text:style-name="T9">í</text:span></text:span><text:span text:style-name="CharStyle12"><text:span text:style-name="T7">ť? Dotrval pri svojom úmysle a v nasledujúcu nedeľu k mojej úplnej spokoj­nosti celý ten žalm poviedal, kde druhí chlapci sotvy štvrtú čiastku vedeli z neho. Milé dietky! nezabývajte nikdy </text:span></text:span><text:span text:style-name="CharStyle12"><text:span text:style-name="T2">n</text:span></text:span><text:span text:style-name="CharStyle12"><text:span text:style-name="T7">a sv</text:span></text:span><text:span text:style-name="CharStyle12"><text:span text:style-name="T9">ô</text:span></text:span><text:span text:style-name="CharStyle12"><text:span text:style-name="T7">j sľub, povážte si dobre, dokiaľ ho urobít</text:span></text:span><text:span text:style-name="CharStyle12"><text:span text:style-name="T2">e; je</text:span></text:span><text:span text:style-name="CharStyle12"><text:span text:style-name="T7">stliže ste ale raz slovo dali, nedajte sa žiadnou lahkomyseľnou výhovorkou od ne­ho odvrátiť. Chlapec, ktorý v tak ťažkých okolostojnosťach svoje slovo drží, musí byť istotne </text:span></text:span><text:span text:style-name="CharStyle12"><text:span text:style-name="T2">š</text:span></text:span><text:span text:style-name="CharStyle12"><text:span text:style-name="T7">lechetný chlapec, a taký bol V</text:span></text:span><text:span text:style-name="CharStyle12"><text:span text:style-name="T4">í</text:span></text:span><text:span text:style-name="CharStyle12"><text:span text:style-name="T7">liam Mason.</text:span></text:span></text:p>
        <text:p text:style-name="P7"><text:span text:style-name="CharStyle12"><text:span text:style-name="T7">Keď za niekoľko týždňov pracoval u kováča, dostal sa do jednej tlačiarni jako roznášajúci učeň. Raz mu bol naložil pán jeho, aby jednoho pána, ktor</text:span></text:span><text:span text:style-name="CharStyle12"><text:span text:style-name="T4">y</text:span></text:span><text:span text:style-name="CharStyle12"><text:span text:style-name="T7"> žiadal s ním sa shovárať, odpravil s tým, že on nie je doma. Ale Viliam sa zdráhal, takúto lož poviedať, na čo sa pán jeho tak rozhneval, že mu hrozil vypovedaním ho zo služby. Ale ani hrozby ani prosby nemohly ho na­kloniť k tomu, aby k tomu hriechu privolil. On sotrval pri svojom úmysle, a miesto ne­ho prijal druhý túto nečestnú úlohu na se­b</text:span></text:span><text:span text:style-name="CharStyle12"><text:span text:style-name="T9">ä</text:span></text:span><text:span text:style-name="CharStyle12"><text:span text:style-name="T7">. Či nebol Viliam šlechetný chlapec?</text:span></text:span></text:p>
        <text:p text:style-name="P4"><text:soft-page-break/><text:span text:style-name="CharStyle12"><text:span text:style-name="T7">„Viliam mus</text:span></text:span><text:span text:style-name="CharStyle12"><text:span text:style-name="T9">í</text:span></text:span><text:span text:style-name="CharStyle12"><text:span text:style-name="T7"> teraz ťažko pracovať,</text:span></text:span><text:span text:style-name="CharStyle20"><text:span text:style-name="T7"> </text:span></text:span><text:span text:style-name="CharStyle13"><text:span text:style-name="T7">aby svoj</text:span></text:span><text:span text:style-name="CharStyle13"><text:span text:style-name="T9">í</text:span></text:span><text:span text:style-name="CharStyle13"><text:span text:style-name="T7">ch rodičov podporovať mohol, a on to činí s radosťou, lebo to drží za čest­nú povinosť otých sa starať, ktorí sa v je­ho detinstve za neho starali a ho opatro­vali. Krom toho vie i otom, že takéto po­kračovanie príjemné je Bohu, ktorý nám káže otca i matku ctiť. Taký syn, ktorý sa usiluje, nakoľko len môže, svojím rodičom pripraviť radosť, keď j</text:span></text:span><text:span text:style-name="CharStyle13"><text:span text:style-name="T4">í</text:span></text:span><text:span text:style-name="CharStyle13"><text:span text:style-name="T7">ch poslúcha, o n</text:span></text:span><text:span text:style-name="CharStyle13"><text:span text:style-name="T4">í</text:span></text:span><text:span text:style-name="CharStyle13"><text:span text:style-name="T7">ch sa starie a všecko možné činí, ab</text:span></text:span><text:span text:style-name="CharStyle13"><text:span text:style-name="T2">y j</text:span></text:span><text:span text:style-name="CharStyle13"><text:span text:style-name="T7">ím jejích starobu dľa možnosti príjemnou učinil, musí byť istotne</text:span></text:span><text:span text:style-name="CharStyle13"><text:span text:style-name="T2"> š</text:span></text:span><text:span text:style-name="CharStyle13"><text:span text:style-name="T7">lechetný</text:span></text:span><text:span text:style-name="CharStyle13"><text:span text:style-name="T2"> </text:span></text:span><text:span text:style-name="CharStyle13"><text:span text:style-name="T7">chlapec; a</text:span></text:span><text:span text:style-name="CharStyle13"><text:span text:style-name="T2"> </text:span></text:span><text:span text:style-name="CharStyle13"><text:span text:style-name="T7">to</text:span></text:span><text:span text:style-name="CharStyle13"><text:span text:style-name="T2"> </text:span></text:span><text:span text:style-name="CharStyle13"><text:span text:style-name="T7">je Viliam.</text:span></text:span></text:p>
        <text:p text:style-name="P7"><text:span text:style-name="CharStyle13"><text:span text:style-name="T7">Príjemný je to pohľad, videť ho za včas rana z hospody vychádzať a po ťažkej dennej práci večer do nej vchádzať. S tou najsrdečnej</text:span></text:span><text:span text:style-name="CharStyle13"><text:span text:style-name="T2">š</text:span></text:span><text:span text:style-name="CharStyle13"><text:span text:style-name="T7">ou láskou vítaj</text:span></text:span><text:span text:style-name="CharStyle13"><text:span text:style-name="T4">u</text:span></text:span><text:span text:style-name="CharStyle13"><text:span text:style-name="T7"> ho rodičia </text:span></text:span><text:span text:style-name="CharStyle13"><text:span text:style-name="T9">k</text:span></text:span><text:span text:style-name="CharStyle13"><text:span text:style-name="T7">eď sa navráti, a on sa vypytuje na jejích zdra­vie</text:span></text:span><text:span text:style-name="CharStyle13"><text:span text:style-name="T2">;</text:span></text:span><text:span text:style-name="CharStyle13"><text:span text:style-name="T7"> a velikú má z toho radosť, ke</text:span></text:span><text:span text:style-name="CharStyle13"><text:span text:style-name="T2">ď jí</text:span></text:span><text:span text:style-name="CharStyle13"><text:span text:style-name="T7">m voliaku maličkú službu preukázať môže. Je­mu sa nikdy neleni, rodičov svoj</text:span></text:span><text:span text:style-name="CharStyle13"><text:span text:style-name="T4">í</text:span></text:span><text:span text:style-name="CharStyle13"><text:span text:style-name="T7">ch vyslú­žiť; ani nemyslí, že-by sa mu to ponevá</text:span></text:span><text:span text:style-name="CharStyle13"><text:span text:style-name="T9">č</text:span></text:span><text:span text:style-name="CharStyle13"><text:span text:style-name="T7"> je už dorastlý — nes</text:span></text:span><text:span text:style-name="CharStyle13"><text:span text:style-name="T2">lu</text:span></text:span><text:span text:style-name="CharStyle13"><text:span text:style-name="T7">šelo aby d</text:span></text:span><text:span text:style-name="CharStyle13"><text:span text:style-name="T2">omov</text:span></text:span><text:span text:style-name="CharStyle13"><text:span text:style-name="T7">né práce konal. Jeho najväčšia radosť, je, vedeť, že ho milujú, a jích šťastnými činiť. Preto je on aj teraz taký poslušný syn, jaký bol za svojho chlapecstva, keď ho ešte rodičia so v</text:span></text:span><text:span text:style-name="CharStyle13"><text:span text:style-name="T2">š</text:span></text:span><text:span text:style-name="CharStyle13"><text:span text:style-name="T7">eckým vydržiavali.</text:span></text:span></text:p>
        <text:p text:style-name="P7"><text:span text:style-name="CharStyle12"><text:span text:style-name="T7">Po večeri vezme bibliu a prečíta z nej jednu kapitol</text:span></text:span><text:span text:style-name="CharStyle12"><text:span text:style-name="T2">u</text:span></text:span><text:span text:style-name="CharStyle12"><text:span text:style-name="T7">; lebo jeho rodičia nevedia číta</text:span></text:span><text:span text:style-name="CharStyle12"><text:span text:style-name="T2">ť</text:span></text:span><text:span text:style-name="CharStyle12"><text:span text:style-name="T7">; potom si všeci pokľaknú, a on modlí sa k Bohu za požehnanie a ochranu, ďakuje za to naučenie, ktoré v nedeľnej škole pri­jal; lebo sa tam naučil poznať a milovať Spasiteľa, ktorý ho teraz tak šťastného či­ní, a jemu tej milosti dává, že môže byť svojím sešlým rodičom k podpore.</text:span></text:span></text:p>
        <text:p text:style-name="P7"><text:span text:style-name="CharStyle12"><text:span text:style-name="T2">„</text:span></text:span><text:span text:style-name="CharStyle12"><text:span text:style-name="T7">Takto sa choval“ pokračuje učiteľ, tento šlechetný mladík. Veru šlechetný; nie rodom lebo pôvodom, ale svojím kre­sťanským životom. Šlechetn</text:span></text:span><text:span text:style-name="CharStyle12"><text:span text:style-name="T2">ý</text:span></text:span><text:span text:style-name="CharStyle12"><text:span text:style-name="T7">; nie pre po­minuteľné statky to</text:span></text:span><text:span text:style-name="CharStyle12"><text:span text:style-name="T9">h</text:span></text:span><text:span text:style-name="CharStyle12"><text:span text:style-name="T7">oto sveta, ale pre tie poklady, ktor</text:span></text:span><text:span text:style-name="CharStyle12"><text:span text:style-name="T2">é </text:span></text:span><text:span text:style-name="CharStyle12"><text:span text:style-name="T7">„ani mol ani </text:span></text:span><text:span text:style-name="CharStyle12"><text:span text:style-name="T4">ř</text:span></text:span><text:span text:style-name="CharStyle12"><text:span text:style-name="T7">ez nekazí.“</text:span></text:span></text:p>
        <text:p text:style-name="P7"><text:span text:style-name="CharStyle12"><text:span text:style-name="T7">„Milé dietk</text:span></text:span><text:span text:style-name="CharStyle12"><text:span text:style-name="T2">y!</text:span></text:span><text:span text:style-name="CharStyle12"><text:span text:style-name="T7"> Či príklad Viliama Mason nie je nasledovania hodný? V každom života položení viac poslúchal Boha, lež ľudí. Buďte mu podobné. Nikdy neoklam</text:span></text:span><text:span text:style-name="CharStyle12"><text:span text:style-name="T9">á</text:span></text:span><text:span text:style-name="CharStyle12"><text:span text:style-name="T7">vajte svoj</text:span></text:span><text:span text:style-name="CharStyle12"><text:span text:style-name="T9">í</text:span></text:span><text:span text:style-name="CharStyle12"><text:span text:style-name="T7">ch bližn</text:span></text:span><text:span text:style-name="CharStyle12"><text:span text:style-name="T2">íc</text:span></text:span><text:span text:style-name="CharStyle12"><text:span text:style-name="T7">h. </text:span></text:span><text:span text:style-name="CharStyle12"><text:span text:style-name="T2">Sv</text:span></text:span><text:span text:style-name="CharStyle12"><text:span text:style-name="T7">eťte deň Páne. Ctite rodičov svoj</text:span></text:span><text:span text:style-name="CharStyle12"><text:span text:style-name="T4">í</text:span></text:span><text:span text:style-name="CharStyle12"><text:span text:style-name="T7">ch a poslúchajte jích, a nech všecky vaše skutky vytekaj</text:span></text:span><text:span text:style-name="CharStyle12"><text:span text:style-name="T4">u</text:span></text:span><text:span text:style-name="CharStyle12"><text:span text:style-name="T7"> z lásky k Bohu. Tak mu budete m</text:span></text:span><text:span text:style-name="CharStyle12"><text:span text:style-name="T2">i</text:span></text:span><text:span text:style-name="CharStyle12"><text:span text:style-name="T7">lé, a vaši pria­telia a známi, ktorí miluju Pána Ježiša, budú vás milovať a ctiť.“</text:span></text:span></text:p>
        <text:p text:style-name="P6"><text:span text:style-name="CharStyle20"><text:span text:style-name="T7"/></text:span></text:p>
        <text:p text:style-name="P11"><text:span text:style-name="CharStyle13"><text:span text:style-name="T7">Dietky učte sa z mladost</text:span></text:span><text:span text:style-name="CharStyle13"><text:span text:style-name="T2">i</text:span></text:span><text:span text:style-name="CharStyle13"><text:span text:style-name="T7">;</text:span></text:span></text:p>
        <text:p text:style-name="P14"><text:span text:style-name="CharStyle13"><text:span text:style-name="T7">Počiatok v</text:span></text:span><text:span text:style-name="CharStyle13"><text:span text:style-name="T2">š</text:span></text:span><text:span text:style-name="CharStyle13"><text:span text:style-name="T7">eckej múdrost</text:span></text:span><text:span text:style-name="CharStyle13"><text:span text:style-name="T2">i</text:span></text:span><text:span text:style-name="CharStyle13"><text:span text:style-name="T7">:</text:span></text:span></text:p>
        <text:p text:style-name="P14"><text:span text:style-name="CharStyle13"><text:span text:style-name="T7">Báze</text:span></text:span><text:span text:style-name="CharStyle13"><text:span text:style-name="T2">ň</text:span></text:span><text:span text:style-name="CharStyle13"><text:span text:style-name="T7"> Pá</text:span></text:span><text:span text:style-name="CharStyle13"><text:span text:style-name="T2">na</text:span></text:span><text:span text:style-name="CharStyle13"><text:span text:style-name="T7">! Ke</text:span></text:span><text:span text:style-name="CharStyle13"><text:span text:style-name="T9">ď</text:span></text:span><text:span text:style-name="CharStyle13"><text:span text:style-name="T7"> to viete,</text:span></text:span></text:p>
        <text:p text:style-name="P14"><text:span text:style-name="CharStyle13"><text:span text:style-name="T7">Na veky šťastné budete.</text:span></text:span></text:p>
        <text:p text:style-name="P7"><text:span text:style-name="CharStyle13"><text:span text:style-name="T7"/></text:span></text:p>
        <text:p text:style-name="P14"><text:span text:style-name="CharStyle13"><text:span text:style-name="T7">Pán Bô</text:span></text:span><text:span text:style-name="CharStyle13"><text:span text:style-name="T9">h</text:span></text:span><text:span text:style-name="CharStyle13"><text:span text:style-name="T7"> nielen prikázanie</text:span></text:span></text:p>
        <text:p text:style-name="P14"><text:span text:style-name="CharStyle13"><text:span text:style-name="T7">Dáva, lež i zasľúbenie.</text:span></text:span></text:p>
        <text:p text:style-name="P14"><text:span text:style-name="CharStyle13"><text:span text:style-name="T7">Cestu k nebi ukazuje,</text:span></text:span></text:p>
        <text:p text:style-name="P14"><text:soft-page-break/><text:span text:style-name="CharStyle13"><text:span text:style-name="T7">Poslušnosť vám prikazuje.</text:span></text:span></text:p>
        <text:p text:style-name="P7"><text:span text:style-name="CharStyle13"><text:span text:style-name="T7"/></text:span></text:p>
        <text:p text:style-name="P14"><text:span text:style-name="CharStyle13"><text:span text:style-name="T7">„Cti otca svojho i matku,</text:span></text:span></text:p>
        <text:p text:style-name="P14"><text:span text:style-name="CharStyle13"><text:span text:style-name="T7">Jak pozdejšie tak z počiatk</text:span></text:span><text:span text:style-name="CharStyle13"><text:span text:style-name="T2">u:</text:span></text:span></text:p>
        <text:p text:style-name="P14"><text:span text:style-name="CharStyle13"><text:span text:style-name="T7">Budeš sa i tu dobre mať</text:span></text:span></text:p>
        <text:p text:style-name="P14"><text:span text:style-name="CharStyle13"><text:span text:style-name="T7">I časom v nebi radovať.“</text:span></text:span></text:p>
        <text:p text:style-name="P7"><text:span text:style-name="CharStyle13"><text:span text:style-name="T7"/></text:span></text:p>
        <text:p text:style-name="P14"><text:span text:style-name="CharStyle13"><text:span text:style-name="T7">Dieťa, ktoré nemiluje,</text:span></text:span></text:p>
        <text:p text:style-name="P14"><text:span text:style-name="CharStyle13"><text:span text:style-name="T7">Otca, matku zneucťu</text:span></text:span><text:span text:style-name="CharStyle13"><text:span text:style-name="T2">je</text:span></text:span></text:p>
        <text:p text:style-name="P14"><text:span text:style-name="CharStyle13"><text:span text:style-name="T7">Jak tá bylina uv</text:span></text:span><text:span text:style-name="CharStyle13"><text:span text:style-name="T4">a</text:span></text:span><text:span text:style-name="CharStyle13"><text:span text:style-name="T7">dne,</text:span></text:span></text:p>
        <text:p text:style-name="P14"><text:span text:style-name="CharStyle13"><text:span text:style-name="T7">So stromu života spadne.</text:span></text:span></text:p>
        <text:h text:style-name="P23" text:outline-level="2"><text:span text:style-name="CharStyle25"><text:span text:style-name="T7"/></text:span></text:h>
        <text:h text:style-name="P25" text:outline-level="2"><text:span text:style-name="CharStyle25"><text:span text:style-name="T7"/></text:span></text:h>
        <text:h text:style-name="P25" text:outline-level="2"><text:bookmark-start text:name="bookmark4"/><text:span text:style-name="CharStyle25"><text:span text:style-name="T7">Mur</text:span></text:span><text:span text:style-name="CharStyle25"><text:span text:style-name="T2">í</text:span></text:span><text:span text:style-name="CharStyle25"><text:span text:style-name="T7">n</text:span></text:span><text:span text:style-name="CharStyle25"><text:span text:style-name="T2">s</text:span></text:span><text:span text:style-name="CharStyle25"><text:span text:style-name="T7">ky </text:span></text:span><text:span text:style-name="CharStyle25"><text:span text:style-name="T2">Kazateľ</text:span></text:span><text:span text:style-name="CharStyle25"><text:span text:style-name="T7">.</text:span></text:span><text:bookmark-end text:name="bookmark4"/></text:h>
        <text:p text:style-name="P7"><text:span text:style-name="CharStyle13"><text:span text:style-name="T7"/></text:span></text:p>
        <text:p text:style-name="P9"><text:span text:style-name="CharStyle13"><text:span text:style-name="T7">Na ostrove Sv. Tomáša, v západnej Indii, bol jeden murín menom Korneliu</text:span></text:span><text:span text:style-name="CharStyle13"><text:span text:style-name="T2">s</text:span></text:span><text:span text:style-name="CharStyle13"><text:span text:style-name="T7">; tento sa asi pred osemdesiatima rokmi na kresťanskú vieru obrátil a hneď </text:span></text:span><text:span text:style-name="CharStyle13"><text:span text:style-name="T4">z</text:span></text:span><text:span text:style-name="CharStyle13"><text:span text:style-name="T7">atím za­čal svojím rodákom kázávať. On mal veliké dary a bol vstave kreolsky, hollandsky</text:span></text:span><text:span text:style-name="CharStyle20"><text:span text:style-name="T7"> </text:span></text:span><text:span text:style-name="CharStyle12"><text:span text:style-name="T7">dánsky, nemecky a englícky hovoriť i pí­sať. Až do r. </text:span></text:span><text:span text:style-name="CharStyle12"><text:span text:style-name="T2">17</text:span></text:span><text:span text:style-name="CharStyle12"><text:span text:style-name="T7">67 ho bol otrokom. Kúpil najprv slobodu svojej ženy a potom praco­val ťažko, aby i sebe opatril slobodu, čoho sa konečne po mnohých prosbách a po za­plateniu značnej summy peňazí aj docielil, ba podarilo sa mu i svojím šiesti dietkam zaopatriť slobodu. On sa vyučil murárske­mu remeslu tak dokonále, že bol za stavi­teľského majstra pri královských staviskách vymenovaný, a dostala sa mu i tá česť, že šiesti kresťanským modlitebniciam položil základy, ktoré mal</text:span></text:span><text:span text:style-name="CharStyle12"><text:span text:style-name="T4">y</text:span></text:span><text:span text:style-name="CharStyle12"><text:span text:style-name="T7"> slúžiť k potre­bám bratov moravských. Celé noci trávie­val navštevovaním rozličných osadíšť, a za­choval pri tom ráz pokorného služ</text:span></text:span><text:span text:style-name="CharStyle12"><text:span text:style-name="T2">o</text:span></text:span><text:span text:style-name="CharStyle12"><text:span text:style-name="T7">bníka Kristového. Keď sa roku 1801 k smrti pri­bližoval, dal svolať celú svoju rodinu. Jeho dietky a vnukovia shromaždily sa vôkol posteli chorého otc</text:span></text:span><text:span text:style-name="CharStyle12"><text:span text:style-name="T2">a</text:span></text:span><text:span text:style-name="CharStyle12"><text:span text:style-name="T7">; on sobral všeck</text:span></text:span><text:span text:style-name="CharStyle12"><text:span text:style-name="T2">ú </text:span></text:span><text:span text:style-name="CharStyle12"><text:span text:style-name="T7">svoju silu, posadil sa na postel, odokryl svoju ctihodnú hlavu, ktorá bola ozdobená kaderami, bielymi jako ten s</text:span></text:span><text:span text:style-name="CharStyle12"><text:span text:style-name="T2">ň</text:span></text:span><text:span text:style-name="CharStyle12"><text:span text:style-name="T7">a</text:span></text:span><text:span text:style-name="CharStyle12"><text:span text:style-name="T9">h</text:span></text:span><text:span text:style-name="CharStyle12"><text:span text:style-name="T7">, a oslovil j</text:span></text:span><text:span text:style-name="CharStyle12"><text:span text:style-name="T4">í</text:span></text:span><text:span text:style-name="CharStyle12"><text:span text:style-name="T7">ch nasledovn</text:span></text:span><text:span text:style-name="CharStyle12"><text:span text:style-name="T2">e</text:span></text:span><text:span text:style-name="CharStyle12"><text:span text:style-name="T7">:</text:span></text:span></text:p>
        <text:p text:style-name="P7"><text:span text:style-name="CharStyle12"><text:span text:style-name="T7">„Veľmi sa radujem, moje milé drahé dietky, že vás ešte raz takto pospolu vide</text:span></text:span><text:span text:style-name="CharStyle12"><text:span text:style-name="T9">ť</text:span></text:span><text:span text:style-name="CharStyle12"><text:span text:style-name="T7"> môžem, driev lež sa odoberiem; lebo verím,</text:span></text:span><text:span text:style-name="CharStyle20"><text:span text:style-name="T7"> </text:span></text:span><text:span text:style-name="CharStyle13"><text:span text:style-name="T7">že môj Pá</text:span></text:span><text:span text:style-name="CharStyle13"><text:span text:style-name="T2">n</text:span></text:span><text:span text:style-name="CharStyle13"><text:span text:style-name="T7"> </text:span></text:span><text:span text:style-name="CharStyle13"><text:span text:style-name="T2">a</text:span></text:span><text:span text:style-name="CharStyle13"><text:span text:style-name="T7"> Spasiteľ nezadlho príde a poj­me otca va</text:span></text:span><text:span text:style-name="CharStyle13"><text:span text:style-name="T2">š</text:span></text:span><text:span text:style-name="CharStyle13"><text:span text:style-name="T7">ého k sebe. Viete, moje milé dietky, ktorá bola moja hlavnia starosť o vás dokiaľ som bol s vam</text:span></text:span><text:span text:style-name="CharStyle13"><text:span text:style-name="T2">i</text:span></text:span><text:span text:style-name="CharStyle13"><text:span text:style-name="T7">; jak často som vás so slzami napomínal, aby ste de</text:span></text:span><text:span text:style-name="CharStyle13"><text:span text:style-name="T4">ň</text:span></text:span><text:span text:style-name="CharStyle13"><text:span text:style-name="T7"> mi­losti nepreme</text:span></text:span><text:span text:style-name="CharStyle13"><text:span text:style-name="T2">š</text:span></text:span><text:span text:style-name="CharStyle13"><text:span text:style-name="T7">kaly, ale aby ste sa s dušou i s teľom Bohu a Spasiteľovi odovzdaly, a jeho verne nasledovaly. Mnohoráz som bol naprot</text:span></text:span><text:span text:style-name="CharStyle13"><text:span text:style-name="T4">í</text:span></text:span><text:span text:style-name="CharStyle13"><text:span text:style-name="T7"> vám prísny vo vecach, o ktorých som myslel, </text:span></text:span><text:span text:style-name="CharStyle13"><text:span text:style-name="T2">ž</text:span></text:span><text:span text:style-name="CharStyle13"><text:span text:style-name="T7">e-by du</text:span></text:span><text:span text:style-name="CharStyle13"><text:span text:style-name="T2">š</text:span></text:span><text:span text:style-name="CharStyle13"><text:span text:style-name="T7">am vaším škodné boly, a Ducha Božieho zarmútil</text:span></text:span><text:span text:style-name="CharStyle13"><text:span text:style-name="T2">y;</text:span></text:span><text:span text:style-name="CharStyle13"><text:span text:style-name="T7"> já som užíval pri vás svoje otcovské právo, </text:span></text:span><text:soft-page-break/><text:span text:style-name="CharStyle13"><text:span text:style-name="T7">aby som oddialil od vás nešťasti</text:span></text:span><text:span text:style-name="CharStyle13"><text:span text:style-name="T2">e</text:span></text:span><text:span text:style-name="CharStyle13"><text:span text:style-name="T7">; a však stalo sa to všecko z lásky k vám. — Mož­no medzitým</text:span></text:span><text:span text:style-name="CharStyle13"><text:span text:style-name="T2">,</text:span></text:span><text:span text:style-name="CharStyle13"><text:span text:style-name="T7"> že som bol niekedy priprísn</text:span></text:span><text:span text:style-name="CharStyle13"><text:span text:style-name="T2">y</text:span></text:span><text:span text:style-name="CharStyle13"><text:span text:style-name="T7">; </text:span></text:span><text:span text:style-name="CharStyle13"><text:span text:style-name="T2">j</text:span></text:span><text:span text:style-name="CharStyle13"><text:span text:style-name="T7">estli je tomu tak, teda vás prosím, milé dietky, za odpustenie. Ach, odpustite váš­mu úbohému, umierajúcemu otcov</text:span></text:span><text:span text:style-name="CharStyle13"><text:span text:style-name="T2">i</text:span></text:span><text:span text:style-name="CharStyle13"><text:span text:style-name="T7">!</text:span></text:span><text:span text:style-name="CharStyle13"><text:span text:style-name="T2">“</text:span></text:span><text:span text:style-name="CharStyle13"><text:span text:style-name="T7"> Tu musel zostať lebo mnohé z dietok hlasit</text:span></text:span><text:span text:style-name="CharStyle13"><text:span text:style-name="T9">e</text:span></text:span><text:span text:style-name="CharStyle13"><text:span text:style-name="T2"> </text:span></text:span><text:span text:style-name="CharStyle13"><text:span text:style-name="T7">plakaly a vzdychaly. Naposledy sobrala sa jedna z cér jeho a poviedal</text:span></text:span><text:span text:style-name="CharStyle13"><text:span text:style-name="T2">a</text:span></text:span><text:span text:style-name="CharStyle13"><text:span text:style-name="T7">; </text:span></text:span><text:span text:style-name="CharStyle13"><text:span text:style-name="T2">„</text:span></text:span><text:span text:style-name="CharStyle13"><text:span text:style-name="T7"> Milý otče, len my máme príčinu prosiť za odpustenie, lebo sme vám my často obťažn</text:span></text:span><text:span text:style-name="CharStyle13"><text:span text:style-name="T2">ý</text:span></text:span><text:span text:style-name="CharStyle13"><text:span text:style-name="T7">m činily život, a býval</text:span></text:span><text:span text:style-name="CharStyle13"><text:span text:style-name="T2">ý</text:span></text:span><text:span text:style-name="CharStyle13"><text:span text:style-name="T7"> sme neposlušné dietky. </text:span></text:span><text:span text:style-name="CharStyle13"><text:span text:style-name="T2">„</text:span></text:span><text:span text:style-name="CharStyle13"><text:span text:style-name="T7">Ostatnie prisvedčovaly a podobné vyznanie činily. Otec pokračoval potom </text:span></text:span><text:span text:style-name="CharStyle13"><text:span text:style-name="T9">ď</text:span></text:span><text:span text:style-name="CharStyle13"><text:span text:style-name="T7">ale</text:span></text:span><text:span text:style-name="CharStyle13"><text:span text:style-name="T2">j</text:span></text:span><text:span text:style-name="CharStyle13"><text:span text:style-name="T7">: </text:span></text:span><text:span text:style-name="CharStyle13"><text:span text:style-name="T2">„</text:span></text:span><text:span text:style-name="CharStyle13"><text:span text:style-name="T7">Te­raz, dietky moje, keď ste všecky odpustily,</text:span></text:span><text:span text:style-name="CharStyle20"><text:span text:style-name="T7"> </text:span></text:span><text:span text:style-name="CharStyle12"><text:span text:style-name="T7">čujte moju posledniu žiadosť. Milujte sa vespolek, nedopúšťajte, aby po mojej smr­ti povstaly medzi vami roztržky a hádky. Nie, moje milé dietky,“ poviedal a pozdvi­hol svojho hlasu, </text:span></text:span><text:span text:style-name="CharStyle12"><text:span text:style-name="T2">„</text:span></text:span><text:span text:style-name="CharStyle12"><text:span text:style-name="T7">milujte sa vespolek sr­dečne, usiluj sa každý svojmu bratovi lebo sestre preukazovať lásku, nedajte sa žiad­nej veci nakloniť k pýche, lebo by ste mohly spasenie duši vaš</text:span></text:span><text:span text:style-name="CharStyle12"><text:span text:style-name="T9">í</text:span></text:span><text:span text:style-name="CharStyle12"><text:span text:style-name="T7">ch utrati</text:span></text:span><text:span text:style-name="CharStyle12"><text:span text:style-name="T2">ť</text:span></text:span><text:span text:style-name="CharStyle12"><text:span text:style-name="T7">; proste radšie našeho Spasiteľa, aby vám dal myse</text:span></text:span><text:span text:style-name="CharStyle12"><text:span text:style-name="T9">ľ</text:span></text:span><text:span text:style-name="CharStyle12"><text:span text:style-name="T2"> </text:span></text:span><text:span text:style-name="CharStyle12"><text:span text:style-name="T7">pokornú a srdce ponížené. Jestli budete ra­du otca vašeho nasledovať, vtedy bude ra­dosť moja úplná, keď vás časom vo večnej sláve zas </text:span></text:span><text:span text:style-name="CharStyle12"><text:span text:style-name="T2">u</text:span></text:span><text:span text:style-name="CharStyle12"><text:span text:style-name="T7">vidím, a budem môcť Spasite­ľovi našemu povieda</text:span></text:span><text:span text:style-name="CharStyle12"><text:span text:style-name="T2">ť</text:span></text:span><text:span text:style-name="CharStyle12"><text:span text:style-name="T7">:, Tu je, Pane, Tv</text:span></text:span><text:span text:style-name="CharStyle12"><text:span text:style-name="T9">ôj</text:span></text:span><text:span text:style-name="CharStyle12"><text:span text:style-name="T7"> biedny a nehodný Kornelius, i tie deti, kto­r</text:span></text:span><text:span text:style-name="CharStyle12"><text:span text:style-name="T4">e</text:span></text:span><text:span text:style-name="CharStyle12"><text:span text:style-name="T7"> si mi dal. Ja viem iste, že nás neopu­stí Spasiteľ ná</text:span></text:span><text:span text:style-name="CharStyle12"><text:span text:style-name="T2">š</text:span></text:span><text:span text:style-name="CharStyle12"><text:span text:style-name="T7">; ale prosím vás, neopúšťaj­te Ho ani vy.“</text:span></text:span></text:p>
        <text:h text:style-name="P23" text:outline-level="2"><text:span text:style-name="CharStyle24"><text:span text:style-name="T7"/></text:span></text:h>
        <text:h text:style-name="P25" text:outline-level="2"><text:span text:style-name="CharStyle24"><text:span text:style-name="T7"/></text:span></text:h>
        <text:h text:style-name="P25" text:outline-level="2"><text:bookmark-start text:name="bookmark6"/><text:span text:style-name="CharStyle24"><text:span text:style-name="T7">Svevo</text:span></text:span><text:span text:style-name="CharStyle24"><text:span text:style-name="T9">l</text:span></text:span><text:span text:style-name="CharStyle24"><text:span text:style-name="T2">n</text:span></text:span><text:span text:style-name="CharStyle24"><text:span text:style-name="T7">é </text:span></text:span><text:span text:style-name="CharStyle24"><text:span text:style-name="T2">deti</text:span></text:span><text:span text:style-name="CharStyle24"><text:span text:style-name="T7">.</text:span></text:span><text:bookmark-end text:name="bookmark6"/></text:h>
        <text:p text:style-name="P7"><text:span text:style-name="CharStyle13"><text:span text:style-name="T7"/></text:span></text:p>
        <text:p text:style-name="P9"><text:span text:style-name="CharStyle13"><text:span text:style-name="T7">„Ponáhlaj sa, Eduard, lebo pozde pr</text:span></text:span><text:span text:style-name="CharStyle13"><text:span text:style-name="T4">ídeš</text:span></text:span><text:span text:style-name="CharStyle13"><text:span text:style-name="T7"> </text:span></text:span><text:span text:style-name="CharStyle13"><text:span text:style-name="T9">na paro</text:span></text:span><text:span text:style-name="CharStyle13"><text:span text:style-name="T7">loď,“ poviedal jednoho rana otec </text:span></text:span><text:span text:style-name="CharStyle13"><text:span text:style-name="T9">svojmu syn</text:span></text:span><text:span text:style-name="CharStyle13"><text:span text:style-name="T7">ovi.</text:span></text:span></text:p>
        <text:p text:style-name="P4"><text:span text:style-name="CharStyle13"><text:span text:style-name="T7">„</text:span></text:span><text:span text:style-name="CharStyle13"><text:span text:style-name="T9">Mám d</text:span></text:span><text:span text:style-name="CharStyle13"><text:span text:style-name="T7">osť času, </text:span></text:span><text:span text:style-name="CharStyle13"><text:span text:style-name="T2">ot</text:span></text:span><text:span text:style-name="CharStyle13"><text:span text:style-name="T7">č</text:span></text:span><text:span text:style-name="CharStyle13"><text:span text:style-name="T2">e</text:span></text:span><text:span text:style-name="CharStyle13"><text:span text:style-name="T7">; veď je eš</text:span></text:span><text:span text:style-name="CharStyle13"><text:span text:style-name="T2">ť</text:span></text:span><text:span text:style-name="CharStyle13"><text:span text:style-name="T7">e </text:span></text:span><text:span text:style-name="CharStyle13"><text:span text:style-name="T4">len tri štvrte</text:span></text:span><text:span text:style-name="CharStyle13"><text:span text:style-name="T7"> na deviatu, a o 10 minút </text:span></text:span><text:span text:style-name="CharStyle13"><text:span text:style-name="T4">môžem byť u</text:span></text:span><text:span text:style-name="CharStyle13"><text:span text:style-name="T7"> prístavu,“ odpoviedal malý chlapec, ke</text:span></text:span><text:span text:style-name="CharStyle13"><text:span text:style-name="T2">ď</text:span></text:span><text:span text:style-name="CharStyle13"><text:span text:style-name="T7"> sa medzitým pomáli obliekal, hotoviac sa k zábavnému výletu.</text:span></text:span></text:p>
        <text:p text:style-name="P7"><text:span text:style-name="CharStyle13"><text:span text:style-name="T7">„Eduard, naše hodiny idú dľa mests­kých o 5 minút pozdejšie. Keď sa teda nepoponáhlaš, istotne sa opozdí</text:span></text:span><text:span text:style-name="CharStyle13"><text:span text:style-name="T2">š</text:span></text:span><text:span text:style-name="CharStyle13"><text:span text:style-name="T7">,“ odpovieda</text:span></text:span><text:span text:style-name="CharStyle13"><text:span text:style-name="T2">l</text:span></text:span><text:span text:style-name="CharStyle13"><text:span text:style-name="T7"> otec.</text:span></text:span></text:p>
        <text:p text:style-name="P7"><text:span text:style-name="CharStyle13"><text:span text:style-name="T7">„Dosť je času, apo môj. Ja istotne viem</text:span></text:span><text:span text:style-name="CharStyle13"><text:span text:style-name="T2">,</text:span></text:span><text:span text:style-name="CharStyle13"><text:span text:style-name="T7"> že dosť zavčasu budem n</text:span></text:span><text:span text:style-name="CharStyle13"><text:span text:style-name="T2">a p</text:span></text:span><text:span text:style-name="CharStyle13"><text:span text:style-name="T7">arolodi,</text:span></text:span><text:span text:style-name="CharStyle13"><text:span text:style-name="T2">“ </text:span></text:span><text:span text:style-name="CharStyle13"><text:span text:style-name="T7">odpoviedal chlapec, a ani najmenej sa neponáhlal.</text:span></text:span></text:p>
        <text:p text:style-name="P7"><text:span text:style-name="CharStyle13"><text:span text:style-name="T7">Piatima min</text:span></text:span><text:span text:style-name="CharStyle13"><text:span text:style-name="T2">ú</text:span></text:span><text:span text:style-name="CharStyle13"><text:span text:style-name="T7">tami pred deviatou odi­šiel Eduard z domu, ale sotvy že bol na p</text:span></text:span><text:span text:style-name="CharStyle13"><text:span text:style-name="T2">o</text:span></text:span><text:span text:style-name="CharStyle13"><text:span text:style-name="T7">l cesty, bilo deväť.</text:span></text:span></text:p>
        <text:p text:style-name="P7"><text:span text:style-name="CharStyle13"><text:span text:style-name="T7">„Ešte naposledy pozde pr</text:span></text:span><text:span text:style-name="CharStyle13"><text:span text:style-name="T2">í</text:span></text:span><text:span text:style-name="CharStyle13"><text:span text:style-name="T7">dem, hovo­ril chlapec sám v sebe, a rýchle pustil sa behu. Zadychčaný a cele ustatý prišiel ku prístavu, ale len aby videl, že je paroloď už pre</text:span></text:span><text:span text:style-name="CharStyle13"><text:span text:style-name="T2">č</text:span></text:span><text:span text:style-name="CharStyle13"><text:span text:style-name="T7">!</text:span></text:span></text:p>
        <text:p text:style-name="P8"><text:span text:style-name="CharStyle13"><text:span text:style-name="T7">„To je velmi zle!“ poviedal Eduard polohlasne.</text:span></text:span></text:p>
        <text:p text:style-name="P7"><text:span text:style-name="CharStyle13"><text:span text:style-name="T7">„Prečo, syn môj ?</text:span></text:span><text:span text:style-name="CharStyle13"><text:span text:style-name="T2">“</text:span></text:span><text:span text:style-name="CharStyle13"><text:span text:style-name="T7"> zp</text:span></text:span><text:span text:style-name="CharStyle13"><text:span text:style-name="T2">ytov</text:span></text:span><text:span text:style-name="CharStyle13"><text:span text:style-name="T7">al sa ho otec, ktorý bol driev prišiel ku prístavu lež chlapec.</text:span></text:span><text:span text:style-name="CharStyle13"><text:span text:style-name="T2">“</text:span></text:span><text:span text:style-name="CharStyle13"><text:span text:style-name="T7"> Keby si bol nasledoval moju ra­du a bol by si sa ponáhľal, tak by si teraz v spol</text:span></text:span><text:span text:style-name="CharStyle13"><text:span text:style-name="T2">o</text:span></text:span><text:span text:style-name="CharStyle13"><text:span text:style-name="T7">čnosti </text:span></text:span><text:soft-page-break/><text:span text:style-name="CharStyle13"><text:span text:style-name="T7">tvoj</text:span></text:span><text:span text:style-name="CharStyle13"><text:span text:style-name="T4">í</text:span></text:span><text:span text:style-name="CharStyle13"><text:span text:style-name="T7">ch školských kamarátov bol na lodi. Na miesto toho stojíš tu teraz namrzený, čo je len ovocie tvojej </text:span></text:span><text:span text:style-name="CharStyle13"><text:span text:style-name="T2">sv</text:span></text:span><text:span text:style-name="CharStyle13"><text:span text:style-name="T7">evole.“</text:span></text:span></text:p>
        <text:p text:style-name="P7"><text:span text:style-name="CharStyle12"><text:span text:style-name="T7">Eduard nedal na to žiadnej odpovedi, vrátil sa domov, a strávil celý ten deň vo velmi zlej vôli.</text:span></text:span></text:p>
        <text:p text:style-name="P7"><text:span text:style-name="CharStyle12"><text:span text:style-name="T7">Tento chlapec prináležal k tým, ktorí si myslia, že oni všeckému lepšie rozumejú jako druhí a silou mocou chceju, aby s</text:span></text:span><text:span text:style-name="CharStyle12"><text:span text:style-name="T2">j </text:span></text:span><text:span text:style-name="CharStyle12"><text:span text:style-name="T7">jejích vôľa vyplnila.</text:span></text:span></text:p>
        <text:p text:style-name="P7"><text:span text:style-name="CharStyle12"><text:span text:style-name="T7">Často bývaj</text:span></text:span><text:span text:style-name="CharStyle12"><text:span text:style-name="T5">u</text:span></text:span><text:span text:style-name="CharStyle12"><text:span text:style-name="T7"> takéto svevol</text:span></text:span><text:span text:style-name="CharStyle12"><text:span text:style-name="T2">né</text:span></text:span><text:span text:style-name="CharStyle12"><text:span text:style-name="T7"> deti svo­jím domácim nielen nepríležité ale aj nebezpe</text:span></text:span><text:span text:style-name="CharStyle12"><text:span text:style-name="T2">čné</text:span></text:span><text:span text:style-name="CharStyle12"><text:span text:style-name="T7">, jako to hneď uvidíte.</text:span></text:span></text:p>
        <text:p text:style-name="P7"><text:span text:style-name="CharStyle12"><text:span text:style-name="T7">Jednomu dievčaťu</text:span></text:span><text:span text:style-name="CharStyle12"><text:span text:style-name="T2">,</text:span></text:span><text:span text:style-name="CharStyle12"><text:span text:style-name="T7"> ktoré velmi rado podľa svojej vôli robievalo, dali raz jednu chorú paniu pod opateru. Poviedali mu, aby v určenej hodine dalo jej </text:span></text:span><text:span text:style-name="CharStyle12"><text:span text:style-name="T2">dve</text:span></text:span><text:span text:style-name="CharStyle12"><text:span text:style-name="T7"> kvapky z jednoho lieku a pozdej</text:span></text:span><text:span text:style-name="CharStyle12"><text:span text:style-name="T2">š</text:span></text:span><text:span text:style-name="CharStyle12"><text:span text:style-name="T7">ie </text:span></text:span><text:span text:style-name="CharStyle12"><text:span text:style-name="T2">za</text:span></text:span><text:span text:style-name="CharStyle12"><text:span text:style-name="T7"> jednu theo</text:span></text:span><text:span text:style-name="CharStyle12"><text:span text:style-name="T10">vú</text:span></text:span><text:span text:style-name="CharStyle12"><text:span text:style-name="T7"> liži</text:span></text:span><text:span text:style-name="CharStyle12"><text:span text:style-name="T2">č</text:span></text:span><text:span text:style-name="CharStyle12"><text:span text:style-name="T7">ku z druhého.</text:span></text:span></text:p>
        <text:p text:style-name="P7"><text:span text:style-name="CharStyle12"><text:span text:style-name="T2">„</text:span></text:span><text:span text:style-name="CharStyle12"><text:span text:style-name="T7">Daj pozor, aby si neprečarala lieky, poznamenala opatrovkyňa, prv lež z izby vyšla. „Poď sem, ja ti poviem, jako jíc</text:span></text:span><text:span text:style-name="CharStyle12"><text:span text:style-name="T2">h </text:span></text:span><text:span text:style-name="CharStyle12"><text:span text:style-name="T7">máš dať užívať.“</text:span></text:span></text:p>
        <text:p text:style-name="P7"><text:span text:style-name="CharStyle12"><text:span text:style-name="T7">„Veď jíc</text:span></text:span><text:span text:style-name="CharStyle12"><text:span text:style-name="T2">h</text:span></text:span><text:span text:style-name="CharStyle12"><text:span text:style-name="T7"> ja i sama dobre viem rozo­znať.“ odpoviedalo dievča a pohrdlive sa odvrátilo.</text:span></text:span></text:p>
        <text:p text:style-name="P7"><text:span text:style-name="CharStyle12"><text:span text:style-name="T7">Keď prišla hodina, v ktorej za jednu theovú ližičku z jednoho lieku mala chorej podať, vzalo dievča liekové sklenice do ru­ky a poviedalo samo v seb</text:span></text:span><text:span text:style-name="CharStyle12"><text:span text:style-name="T2">e</text:span></text:span><text:span text:style-name="CharStyle12"><text:span text:style-name="T7">:</text:span></text:span></text:p>
        <text:p text:style-name="P7"><text:span text:style-name="CharStyle13"><text:span text:style-name="T2">„</text:span></text:span><text:span text:style-name="CharStyle13"><text:span text:style-name="T7">Opatrovkyňa chorých si myslí, že som ja nie v stave jedon liek od druhého rozoznať. Ja jej ale ukážem, že som predsa nie tak sprostá, jak</text:span></text:span><text:span text:style-name="CharStyle13"><text:span text:style-name="T2">o s</text:span></text:span><text:span text:style-name="CharStyle13"><text:span text:style-name="T7">a nazdáva. Túto, nie t</text:span></text:span><text:span text:style-name="CharStyle13"><text:span text:style-name="T2">úto</text:span></text:span><text:span text:style-name="CharStyle13"><text:span text:style-name="T7"> skleničku mám teraz vziať.“</text:span></text:span></text:p>
        <text:p text:style-name="P7"><text:span text:style-name="CharStyle13"><text:span text:style-name="T7">Nato vyliala z toho lieku za jednu theovú liž</text:span></text:span><text:span text:style-name="CharStyle13"><text:span text:style-name="T2">i</text:span></text:span><text:span text:style-name="CharStyle13"><text:span text:style-name="T7">čku, zobudila chorú paniu, aby jej podala liek.</text:span></text:span></text:p>
        <text:p text:style-name="P7"><text:span text:style-name="CharStyle13"><text:span text:style-name="T2">„</text:span></text:span><text:span text:style-name="CharStyle13"><text:span text:style-name="T7">Či iste vieš, že si ten pravý liek vzala?“ zpytovala sa chorá slabým hlasom.</text:span></text:span></text:p>
        <text:p text:style-name="P7"><text:span text:style-name="CharStyle13"><text:span text:style-name="T7">„Ach, ano, pani moja, toto</text:span></text:span><text:span text:style-name="CharStyle13"><text:span text:style-name="T2"> </text:span></text:span><text:span text:style-name="CharStyle13"><text:span text:style-name="T7">je</text:span></text:span><text:span text:style-name="CharStyle13"><text:span text:style-name="T2"> </text:span></text:span><text:span text:style-name="CharStyle13"><text:span text:style-name="T7">ten pra­vý</text:span></text:span><text:span text:style-name="CharStyle13"><text:span text:style-name="T2">;</text:span></text:span><text:span text:style-name="CharStyle13"><text:span text:style-name="T7"> ja viem.“</text:span></text:span></text:p>
        <text:p text:style-name="P7"><text:span text:style-name="CharStyle13"><text:span text:style-name="T7">Pani užila liek. Ale, bohužiaľ, to ne­bol z tej pravej sklenice, lebo chorá taký dostala od neho závrat, že takmer zomrela. Toho príčina bola svevola dievčaťa.</text:span></text:span></text:p>
        <text:p text:style-name="P7"><text:span text:style-name="CharStyle13"><text:span text:style-name="T7">Z toho vidíte, milé dietky, že svevola je druhým nielen obtížna, ale aj nebezpeč­ná. Povedzte mi teda, čo tu máme robiť? Pozrite na túto vranu. Keby ste mali rolu, </text:span></text:span><text:span text:style-name="CharStyle13"><text:span text:style-name="T2">a</text:span></text:span><text:span text:style-name="CharStyle13"><text:span text:style-name="T7"> tento čierny hosť aj s celým k</text:span></text:span><text:span text:style-name="CharStyle13"><text:span text:style-name="T5">ř</text:span></text:span><text:span text:style-name="CharStyle13"><text:span text:style-name="T7">dlom svo­j</text:span></text:span><text:span text:style-name="CharStyle13"><text:span text:style-name="T10">í</text:span></text:span><text:span text:style-name="CharStyle13"><text:span text:style-name="T7">ch kamarátov sletel-by na ňu</text:span></text:span><text:span text:style-name="CharStyle13"><text:span text:style-name="T2">,</text:span></text:span><text:span text:style-name="CharStyle13"><text:span text:style-name="T7"> </text:span></text:span><text:span text:style-name="CharStyle13"><text:span text:style-name="T2">č</text:span></text:span><text:span text:style-name="CharStyle13"><text:span text:style-name="T7">i-by ste </text:span></text:span><text:span text:style-name="CharStyle13"><text:span text:style-name="T2">s</text:span></text:span><text:span text:style-name="CharStyle13"><text:span text:style-name="T7">a nehľadeli od n</text:span></text:span><text:span text:style-name="CharStyle13"><text:span text:style-name="T5">í</text:span></text:span><text:span text:style-name="CharStyle13"><text:span text:style-name="T7">ch oslobodiť? Istotne by ste siete kládly, strašiakov staväly, alebo na voliaky inakší spôsob hladely-by ste j</text:span></text:span><text:span text:style-name="CharStyle13"><text:span text:style-name="T5">í</text:span></text:span><text:span text:style-name="CharStyle13"><text:span text:style-name="T7">ch odohnať, a nedopustily-by ste, aby </text:span></text:span><text:span text:style-name="CharStyle13"><text:span text:style-name="T5">v</text:span></text:span><text:span text:style-name="CharStyle13"><text:span text:style-name="T7">ám nivočili rolu. Istotne nemali-by ste</text:span></text:span><text:span text:style-name="CharStyle28"><text:span text:style-name="T2"> </text:span></text:span><text:span text:style-name="CharStyle12"><text:span text:style-name="T7">pokoja, dokiaľ-by ste sa jej a čiernych jej tovarišov neratovaly. Prečo-že sa teda ne­usilujete s tou istou hor</text:span></text:span><text:span text:style-name="CharStyle12"><text:span text:style-name="T2">l</text:span></text:span><text:span text:style-name="CharStyle12"><text:span text:style-name="T7">ivosťou oslobodi</text:span></text:span><text:span text:style-name="CharStyle12"><text:span text:style-name="T2">ť </text:span></text:span><text:span text:style-name="CharStyle12"><text:span text:style-name="T7">sa od toho čierneho, krutého, tvrdoš</text:span></text:span><text:span text:style-name="CharStyle12"><text:span text:style-name="T10">í</text:span></text:span><text:span text:style-name="CharStyle12"><text:span text:style-name="T7">jn</text:span></text:span><text:span text:style-name="CharStyle12"><text:span text:style-name="T5">e</text:span></text:span><text:span text:style-name="CharStyle12"><text:span text:style-name="T7">ho tovaryša, svevole</text:span></text:span><text:span text:style-name="CharStyle12"><text:span text:style-name="T2">?</text:span></text:span><text:span text:style-name="CharStyle12"><text:span text:style-name="T7"> Ja to za menšie pokla­dám, keby moju rolu k</text:span></text:span><text:span text:style-name="CharStyle12"><text:span text:style-name="T10">r</text:span></text:span><text:span text:style-name="CharStyle12"><text:span text:style-name="T7">deľ vrán znivočily, jako keby som mal skrze svevolu do rozlič­ných zármutkov a hriechu upadnúť.</text:span></text:span></text:p>
        <text:p text:style-name="P7"><text:span text:style-name="CharStyle12"><text:span text:style-name="T7">Soberte sa, milé dietky, a za</text:span></text:span><text:span text:style-name="CharStyle12"><text:span text:style-name="T2">ž</text:span></text:span><text:span text:style-name="CharStyle12"><text:span text:style-name="T7">eňte svevoľu. Proste Boha, aby vás pokornými a ku v</text:span></text:span><text:span text:style-name="CharStyle12"><text:span text:style-name="T2">š</text:span></text:span><text:span text:style-name="CharStyle12"><text:span text:style-name="T7">eckému dobrému náklonnými učinil.</text:span></text:span><text:span text:style-name="CharStyle12"><text:span text:style-name="T2"> </text:span></text:span><text:span text:style-name="CharStyle12"><text:span text:style-name="T7">Myslite na dieťa Ježiša, ktorému to vždy veľkou </text:span></text:span><text:soft-page-break/><text:span text:style-name="CharStyle12"><text:span text:style-name="T7">radosťou bolo, činiť v</text:span></text:span><text:span text:style-name="CharStyle12"><text:span text:style-name="T2">ô</text:span></text:span><text:span text:style-name="CharStyle12"><text:span text:style-name="T7">lu Otca nebeského a poslušnosť prekazovať svojej zemskej matke Márii. Nasledujte v každo</text:span></text:span><text:span text:style-name="CharStyle12"><text:span text:style-name="T2">m </text:span></text:span><text:span text:style-name="CharStyle12"><text:span text:style-name="T7">ohľade milého Spasteľa a istotne sťastné budete.</text:span></text:span></text:p>
        <text:h text:style-name="P23" text:outline-level="2"><text:span text:style-name="CharStyle24"><text:span text:style-name="T2"/></text:span></text:h>
        <text:h text:style-name="P25" text:outline-level="2"><text:span text:style-name="CharStyle24"><text:span text:style-name="T2"/></text:span></text:h>
        <text:h text:style-name="P25" text:outline-level="2"><text:bookmark-start text:name="bookmark8"/><text:span text:style-name="CharStyle24"><text:span text:style-name="T2">Dieťa</text:span></text:span><text:bookmark-end text:name="bookmark8"/><text:span text:style-name="CharStyle24"><text:span text:style-name="T2"> </text:span></text:span><text:bookmark-start text:name="bookmark10"/><text:span text:style-name="CharStyle24"><text:span text:style-name="T2">moje</text:span></text:span><text:span text:style-name="CharStyle24"><text:span text:style-name="T7"> </text:span></text:span><text:span text:style-name="CharStyle24"><text:span text:style-name="T2">daj </text:span></text:span><text:span text:style-name="CharStyle25"><text:span text:style-name="T2">mi </text:span></text:span><text:span text:style-name="CharStyle24"><text:span text:style-name="T2">tvoje srdce</text:span></text:span><text:span text:style-name="CharStyle24"><text:span text:style-name="T7">.</text:span></text:span><text:bookmark-end text:name="bookmark10"/></text:h>
        <text:h text:style-name="P23" text:outline-level="2"><text:bookmark-start text:name="bookmark12"/><text:bookmark-end text:name="bookmark12"/><text:span text:style-name="CharStyle25"><text:span text:style-name="T2"/></text:span></text:h>
        <text:h text:style-name="P23" text:outline-level="2"><text:bookmark-start text:name="bookmark14"/><text:bookmark-end text:name="bookmark14"/><text:span text:style-name="CharStyle24"><text:span text:style-name="T2"/></text:span></text:h>
        <text:p text:style-name="P19"><text:span text:style-name="CharStyle12"><text:span text:style-name="T7">Jezu, Spasiteľ</text:span></text:span><text:span text:style-name="CharStyle12"><text:span text:style-name="T5">u</text:span></text:span><text:span text:style-name="CharStyle12"><text:span text:style-name="T7"> milý,</text:span></text:span></text:p>
        <text:p text:style-name="P17"><text:span text:style-name="CharStyle12"><text:span text:style-name="T7">Daj, by sme sa obrátil</text:span></text:span><text:span text:style-name="CharStyle12"><text:span text:style-name="T2">i</text:span></text:span><text:span text:style-name="CharStyle12"><text:span text:style-name="T7">!</text:span></text:span></text:p>
        <text:p text:style-name="P17"><text:span text:style-name="CharStyle12"><text:span text:style-name="T7">Kto je srdca neviného,</text:span></text:span></text:p>
        <text:p text:style-name="P17"><text:span text:style-name="CharStyle12"><text:span text:style-name="T7">Príde do kráľovstva tvého.</text:span></text:span></text:p>
        <text:p text:style-name="P6"><text:span text:style-name="CharStyle30"><text:span text:style-name="T7"/></text:span></text:p>
        <text:p text:style-name="P12"><text:span text:style-name="CharStyle13"><text:span text:style-name="T7">Bárs sme dietky ešte malé</text:span></text:span></text:p>
        <text:p text:style-name="P15"><text:span text:style-name="CharStyle13"><text:span text:style-name="T7">A veľmi nedokonal</text:span></text:span><text:span text:style-name="CharStyle13"><text:span text:style-name="T2">é</text:span></text:span><text:span text:style-name="CharStyle13"><text:span text:style-name="T7">:</text:span></text:span></text:p>
        <text:p text:style-name="P15"><text:span text:style-name="CharStyle13"><text:span text:style-name="T7">Neriad sa v nás rozmož</text:span></text:span><text:span text:style-name="CharStyle13"><text:span text:style-name="T2">u</text:span></text:span><text:span text:style-name="CharStyle13"><text:span text:style-name="T7">je</text:span></text:span></text:p>
        <text:p text:style-name="P15"><text:span text:style-name="CharStyle13"><text:span text:style-name="T7">A </text:span></text:span><text:span text:style-name="CharStyle13"><text:span text:style-name="T5">n</text:span></text:span><text:span text:style-name="CharStyle13"><text:span text:style-name="T2">ás</text:span></text:span><text:span text:style-name="CharStyle13"><text:span text:style-name="T7"> od Teb</text:span></text:span><text:span text:style-name="CharStyle13"><text:span text:style-name="T5">ä</text:span></text:span><text:span text:style-name="CharStyle13"><text:span text:style-name="T7"> vzdaľuje.</text:span></text:span></text:p>
        <text:p text:style-name="P7"><text:span text:style-name="CharStyle13"><text:span text:style-name="T2"/></text:span></text:p>
        <text:p text:style-name="P15"><text:span text:style-name="CharStyle13"><text:span text:style-name="T2">Je</text:span></text:span><text:span text:style-name="CharStyle13"><text:span text:style-name="T7">zu, za</text:span></text:span><text:span text:style-name="CharStyle13"><text:span text:style-name="T2">ujmí</text:span></text:span><text:span text:style-name="CharStyle13"><text:span text:style-name="T7"> sa za nás,</text:span></text:span></text:p>
        <text:p text:style-name="P15"><text:span text:style-name="CharStyle13"><text:span text:style-name="T7">Myseľ detinskú vzbuď pri nás,</text:span></text:span></text:p>
        <text:p text:style-name="P15"><text:span text:style-name="CharStyle13"><text:span text:style-name="T7">A</text:span></text:span><text:span text:style-name="CharStyle13"><text:span text:style-name="T2">ť</text:span></text:span><text:span text:style-name="CharStyle13"><text:span text:style-name="T7"> len Tvoju vôľu ctíme</text:span></text:span></text:p>
        <text:p text:style-name="P15"><text:span text:style-name="CharStyle13"><text:span text:style-name="T7">Svevolne nič nečiníme.</text:span></text:span></text:p>
        <text:p text:style-name="P15"><text:span text:style-name="CharStyle13"><text:span text:style-name="T7"/></text:span></text:p>
        <text:p text:style-name="P12"><text:span text:style-name="CharStyle13"><text:span text:style-name="T5">U</text:span></text:span><text:span text:style-name="CharStyle13"><text:span text:style-name="T7">del nám svojej milosti,</text:span></text:span></text:p>
        <text:p text:style-name="P15"><text:span text:style-name="CharStyle13"><text:span text:style-name="T7">A nás hriechu zlého zprost</text:span></text:span><text:span text:style-name="CharStyle13"><text:span text:style-name="T2">i</text:span></text:span><text:span text:style-name="CharStyle13"><text:span text:style-name="T7">;</text:span></text:span></text:p>
        <text:p text:style-name="P15"><text:span text:style-name="CharStyle13"><text:span text:style-name="T7">Pomož nám pokánie činiť.</text:span></text:span></text:p>
        <text:p text:style-name="P15"><text:span text:style-name="CharStyle13"><text:span text:style-name="T7">A v moc krve Tvojej veriť.</text:span></text:span></text:p>
        <text:p text:style-name="P7"><text:span text:style-name="CharStyle13"><text:span text:style-name="T7"/></text:span></text:p>
        <text:p text:style-name="P15"><text:span text:style-name="CharStyle13"><text:span text:style-name="T7">Zruš v nás bezbožnú svevoľu</text:span></text:span><text:span text:style-name="CharStyle13"><text:span text:style-name="T2">.</text:span></text:span></text:p>
        <text:p text:style-name="P15"><text:span text:style-name="CharStyle13"><text:span text:style-name="T7">Uč nás plniť Tvoju vôľu.</text:span></text:span></text:p>
        <text:p text:style-name="P12"><text:span text:style-name="CharStyle13"><text:span text:style-name="T7">Svojou rukou nás reď spravuj,</text:span></text:span></text:p>
        <text:p text:style-name="P15"><text:span text:style-name="CharStyle13"><text:span text:style-name="T7">A k večnej vlasti pripravuj.</text:span></text:span></text:p>
        <text:p text:style-name="P7"><text:span text:style-name="CharStyle13"><text:span text:style-name="T7"/></text:span></text:p>
        <text:p text:style-name="P15"><text:span text:style-name="CharStyle13"><text:span text:style-name="T7">Dieťa samotu nechce ma</text:span></text:span><text:span text:style-name="CharStyle13"><text:span text:style-name="T10">ť</text:span></text:span><text:span text:style-name="CharStyle13"><text:span text:style-name="T7">,</text:span></text:span></text:p>
        <text:p text:style-name="P15"><text:span text:style-name="CharStyle13"><text:span text:style-name="T7">Len s matkou chce sa zabáva</text:span></text:span><text:span text:style-name="CharStyle13"><text:span text:style-name="T2">ť;</text:span></text:span></text:p>
        <text:p text:style-name="P12"><text:span text:style-name="CharStyle13"><text:span text:style-name="T7">Ono si matku celu</text:span></text:span><text:span text:style-name="CharStyle13"><text:span text:style-name="T2">je</text:span></text:span><text:span text:style-name="CharStyle13"><text:span text:style-name="T7">:</text:span></text:span></text:p>
        <text:p text:style-name="P15"><text:span text:style-name="CharStyle13"><text:span text:style-name="T7">Srdce nech Teb</text:span></text:span><text:span text:style-name="CharStyle13"><text:span text:style-name="T2">a</text:span></text:span><text:span text:style-name="CharStyle13"><text:span text:style-name="T7"> miluje.</text:span></text:span></text:p>
        <text:p text:style-name="P7"><text:soft-page-break/><text:span text:style-name="CharStyle13"><text:span text:style-name="T7"/></text:span></text:p>
        <text:p text:style-name="P9"><text:span text:style-name="CharStyle13"><text:span text:style-name="T7">Nemluvňa rado baví sa</text:span></text:span></text:p>
        <text:p text:style-name="P12"><text:span text:style-name="CharStyle13"><text:span text:style-name="T7">Tam kde su </text:span></text:span><text:span text:style-name="CharStyle13"><text:span text:style-name="T2">ma</text:span></text:span><text:span text:style-name="CharStyle13"><text:span text:style-name="T7">tkyne prsa</text:span></text:span><text:span text:style-name="CharStyle13"><text:span text:style-name="T2">;</text:span></text:span></text:p>
        <text:p text:style-name="P15"><text:span text:style-name="CharStyle13"><text:span text:style-name="T7">Tam si ono v celom dome</text:span></text:span></text:p>
        <text:p text:style-name="P15"><text:span text:style-name="CharStyle13"><text:span text:style-name="T7">Vždy najmilšie odpočinie.</text:span></text:span></text:p>
        <text:p text:style-name="P5"><text:span text:style-name="CharStyle15"><text:span text:style-name="T2"/></text:span></text:p>
        <text:p text:style-name="P12"><text:span text:style-name="CharStyle12"><text:span text:style-name="T7">Pane daj nám toho ducha,</text:span></text:span></text:p>
        <text:p text:style-name="P15"><text:span text:style-name="CharStyle12"><text:span text:style-name="T7">Ktorý len teb</text:span></text:span><text:span text:style-name="CharStyle12"><text:span text:style-name="T5">ä</text:span></text:span><text:span text:style-name="CharStyle12"><text:span text:style-name="T7"> poslúcha,</text:span></text:span></text:p>
        <text:p text:style-name="P15"><text:span text:style-name="CharStyle12"><text:span text:style-name="T10">A </text:span></text:span><text:span text:style-name="CharStyle12"><text:span text:style-name="T7">s Tebou vždy Jezu Kriste,</text:span></text:span></text:p>
        <text:p text:style-name="P15"><text:span text:style-name="CharStyle12"><text:span text:style-name="T7">Baví sa na každom mieste.</text:span></text:span></text:p>
        <text:h text:style-name="P23" text:outline-level="2"><text:span text:style-name="CharStyle24"><text:span text:style-name="T7"/></text:span></text:h>
        <text:h text:style-name="P25" text:outline-level="2"><text:span text:style-name="CharStyle24"><text:span text:style-name="T7"/></text:span></text:h>
        <text:h text:style-name="P25" text:outline-level="2"><text:bookmark-start text:name="bookmark16"/><text:span text:style-name="CharStyle24"><text:span text:style-name="T7">C</text:span></text:span><text:span text:style-name="CharStyle24"><text:span text:style-name="T2">h</text:span></text:span><text:span text:style-name="CharStyle24"><text:span text:style-name="T5">l</text:span></text:span><text:span text:style-name="CharStyle24"><text:span text:style-name="T7">a</text:span></text:span><text:span text:style-name="CharStyle24"><text:span text:style-name="T2">p</text:span></text:span><text:span text:style-name="CharStyle24"><text:span text:style-name="T7">ec, ktorému krivdu uči</text:span></text:span><text:span text:style-name="CharStyle24"><text:span text:style-name="T2">n</text:span></text:span><text:span text:style-name="CharStyle24"><text:span text:style-name="T11">i</text:span></text:span><text:span text:style-name="CharStyle24"><text:span text:style-name="T10">l</text:span></text:span><text:span text:style-name="CharStyle24"><text:span text:style-name="T7">i, </text:span></text:span><text:span text:style-name="CharStyle24"><text:span text:style-name="T2">lebo</text:span></text:span><text:span text:style-name="CharStyle24"><text:span text:style-name="T7"> </text:span></text:span><text:span text:style-name="CharStyle24"><text:span text:style-name="T2">on</text:span></text:span><text:span text:style-name="CharStyle24"><text:span text:style-name="T7"> </text:span></text:span><text:span text:style-name="CharStyle24"><text:span text:style-name="T2">dobre</text:span></text:span><text:span text:style-name="CharStyle24"><text:span text:style-name="T7"> </text:span></text:span><text:span text:style-name="CharStyle24"><text:span text:style-name="T2">učinil</text:span></text:span><text:span text:style-name="CharStyle24"><text:span text:style-name="T7">.</text:span></text:span><text:bookmark-end text:name="bookmark16"/></text:h>
        <text:p text:style-name="P7"><text:span text:style-name="CharStyle12"><text:span text:style-name="T7"/></text:span></text:p>
        <text:p text:style-name="P9"><text:span text:style-name="CharStyle12"><text:span text:style-name="T7">Jan Vest bol jedon chudobný, ale sta­točného smýšlania chlapec. Keď </text:span></text:span><text:span text:style-name="CharStyle12"><text:span text:style-name="T2">je</text:span></text:span><text:span text:style-name="CharStyle12"><text:span text:style-name="T7">dnoho dňa podľa obyčaje ovocie na uliciach pre­dával, a pozeral aj na obloky domov, aby videl, či voľakto z jeho pekného ovocia ne­žiada s</text:span></text:span><text:span text:style-name="CharStyle12"><text:span text:style-name="T5">i</text:span></text:span><text:span text:style-name="CharStyle12"><text:span text:style-name="T7"> kúpiť zpozoroval, že sa</text:span></text:span><text:span text:style-name="CharStyle12"><text:span text:style-name="T2"> </text:span></text:span><text:span text:style-name="CharStyle12"><text:span text:style-name="T7">jedno ma­ličké dievčatko, z obloku na vyššom poschodí domu velmi bolo vyklonilo. Obávajúc sa, že to dieťa môže spadnúť, panáhlal sa do toho domu, a nechajúc sv</text:span></text:span><text:span text:style-name="CharStyle12"><text:span text:style-name="T5">ô</text:span></text:span><text:span text:style-name="CharStyle12"><text:span text:style-name="T7">j kôš s ovocím dolu, vybehol po schodoch hore, vnišiel strmo do izby, kde bolo die­ťa, a zachytil ho práve v tom okamžení, keď malo dolu spadnúť.</text:span></text:span></text:p>
        <text:p text:style-name="P7"><text:span text:style-name="CharStyle12"><text:span text:style-name="T7">Hneď </text:span></text:span><text:span text:style-name="CharStyle12"><text:span text:style-name="T5">z</text:span></text:span><text:span text:style-name="CharStyle12"><text:span text:style-name="T7">atým prišla nazpäť i pest</text:span></text:span><text:span text:style-name="CharStyle12"><text:span text:style-name="T5">u</text:span></text:span><text:span text:style-name="CharStyle12"><text:span text:style-name="T7">nka, ktorá to dieťa pri otvorenom obloku o sa­mote bola nechala. Chlapec jej poviedal,</text:span></text:span><text:span text:style-name="CharStyle20"><text:span text:style-name="T7"> </text:span></text:span><text:span text:style-name="CharStyle13"><text:span text:style-name="T7">že dievčatku retoval život. Ale slúžka, obá­vajúc sa, že sa jej pan</text:span></text:span><text:span text:style-name="CharStyle13"><text:span text:style-name="T10">í</text:span></text:span><text:span text:style-name="CharStyle13"><text:span text:style-name="T7"> ve</text:span></text:span><text:span text:style-name="CharStyle13"><text:span text:style-name="T10">lm</text:span></text:span><text:span text:style-name="CharStyle13"><text:span text:style-name="T7">i môže nahne­vať keď sa o tejto jej veľkej nedbanlivo­sti dozvie, kričala zlobiv</text:span></text:span><text:span text:style-name="CharStyle13"><text:span text:style-name="T2">e</text:span></text:span><text:span text:style-name="CharStyle13"><text:span text:style-name="T7">:</text:span></text:span></text:p>
        <text:p text:style-name="P7"><text:span text:style-name="CharStyle13"><text:span text:style-name="T7">„Mlč, ty podlý </text:span></text:span><text:span text:style-name="CharStyle13"><text:span text:style-name="T2">I</text:span></text:span><text:span text:style-name="CharStyle13"><text:span text:style-name="T7">há</text:span></text:span><text:span text:style-name="CharStyle13"><text:span text:style-name="T10">r</text:span></text:span><text:span text:style-name="CharStyle13"><text:span text:style-name="T7">! Ty si prišiel, aby si tu voľačo ukradol, ty km</text:span></text:span><text:span text:style-name="CharStyle13"><text:span text:style-name="T2">í</text:span></text:span><text:span text:style-name="CharStyle13"><text:span text:style-name="T7">n. Pakuj sa ra­zom z tohoto domu, lebo hneď dovediem hajdúcha.</text:span></text:span><text:span text:style-name="CharStyle13"><text:span text:style-name="T2">“</text:span></text:span></text:p>
        <text:p text:style-name="P7"><text:span text:style-name="CharStyle13"><text:span text:style-name="T7">Chudáka chlapca táto neočakávaná obžaloba tak velmi predesila, že nemohol poviedať ani slova, ale odišiel smutný do­lu schodmi. Ale jak o veľa väčšia bola</text:span></text:span><text:span text:style-name="CharStyle13"><text:span text:style-name="T2"> </text:span></text:span><text:span text:style-name="CharStyle13"><text:span text:style-name="T7">jeho bolesť, keď videl, že ostatnia čeľaď všecko jeho ovocie pojedl</text:span></text:span><text:span text:style-name="CharStyle13"><text:span text:style-name="T2">a</text:span></text:span><text:span text:style-name="CharStyle13"><text:span text:style-name="T7">!</text:span></text:span></text:p>
        <text:p text:style-name="P7"><text:span text:style-name="CharStyle13"><text:span text:style-name="T7">„Ach, Bože môj čo si už počnem? Moja </text:span></text:span><text:span text:style-name="CharStyle13"><text:span text:style-name="T5">u</text:span></text:span><text:span text:style-name="CharStyle13"><text:span text:style-name="T7">bohá tetka len na tých peniazoch žije, ktoré ja za ovocie ut</text:span></text:span><text:span text:style-name="CharStyle13"><text:span text:style-name="T10">r</text:span></text:span><text:span text:style-name="CharStyle13"><text:span text:style-name="T7">žim. Ach, dobrí ľudia dajte mi ovocie nazp</text:span></text:span><text:span text:style-name="CharStyle13"><text:span text:style-name="T2">ä</text:span></text:span><text:span text:style-name="CharStyle13"><text:span text:style-name="T7">ť, a</text:span></text:span><text:span text:style-name="CharStyle13"><text:span text:style-name="T2">l</text:span></text:span><text:span text:style-name="CharStyle13"><text:span text:style-name="T7">ebo mi zaplaťte zaň.“</text:span></text:span></text:p>
        <text:p text:style-name="P7"><text:span text:style-name="CharStyle13"><text:span text:style-name="T7">Takto hovoril k sluhom, ktorí stáli tam dolu. Ale pest</text:span></text:span><text:span text:style-name="CharStyle13"><text:span text:style-name="T5">u</text:span></text:span><text:span text:style-name="CharStyle13"><text:span text:style-name="T7">nka išla za chlapc</text:span></text:span><text:span text:style-name="CharStyle13"><text:span text:style-name="T2">om</text:span></text:span><text:span text:style-name="CharStyle13"><text:span text:style-name="T7">, a keď počula jeho horekovanie, kričala:</text:span></text:span></text:p>
        <text:p text:style-name="P7"><text:span text:style-name="CharStyle13"><text:span text:style-name="T7">„Vyhoďte ho von! To je zlodej. Ja som ho pristihla v hornej izbe, práve keď chcel kradnúť. Dajte ho zatvoriť, až ne</text:span></text:span><text:span text:style-name="CharStyle13"><text:span text:style-name="T10">o</text:span></text:span><text:span text:style-name="CharStyle13"><text:span text:style-name="T7">díde po dobr</text:span></text:span><text:span text:style-name="CharStyle13"><text:span text:style-name="T5">o</text:span></text:span><text:span text:style-name="CharStyle13"><text:span text:style-name="T7">tk</text:span></text:span><text:span text:style-name="CharStyle13"><text:span text:style-name="T2">y</text:span></text:span><text:span text:style-name="CharStyle13"><text:span text:style-name="T7">!</text:span></text:span><text:span text:style-name="CharStyle13"><text:span text:style-name="T2">“</text:span></text:span></text:p>
        <text:p text:style-name="P4"><text:span text:style-name="CharStyle31"><text:span text:style-name="T2">„</text:span></text:span><text:span text:style-name="CharStyle13"><text:span text:style-name="T7">Von sa prac</text:span></text:span><text:span text:style-name="CharStyle13"><text:span text:style-name="T2">!“</text:span></text:span><text:span text:style-name="CharStyle13"><text:span text:style-name="T7"> kričal jedon sluha</text:span></text:span><text:span text:style-name="CharStyle15"><text:span text:style-name="T7"> </text:span></text:span><text:span text:style-name="CharStyle12"><text:span text:style-name="T7">surovým hlasom, a podajúc chlapcovi prázny kôš, vysotil </text:span></text:span><text:soft-page-break/><text:span text:style-name="CharStyle12"><text:span text:style-name="T7">ho na ulicu.</text:span></text:span></text:p>
        <text:p text:style-name="P7"><text:span text:style-name="CharStyle12"><text:span text:style-name="T7">Pest</text:span></text:span><text:span text:style-name="CharStyle12"><text:span text:style-name="T5">u</text:span></text:span><text:span text:style-name="CharStyle12"><text:span text:style-name="T7">nka nazdávala sa, že sa jej pani o tom nedozvie, jako zanedbala dieťa a ostatní sluhovia mysleli, že sa toho chlapca, ktorého tak pod</text:span></text:span><text:span text:style-name="CharStyle12"><text:span text:style-name="T5">l</text:span></text:span><text:span text:style-name="CharStyle12"><text:span text:style-name="T7">e obrali, velmi ľahkým spôsobom zprostili.</text:span></text:span></text:p>
        <text:p text:style-name="P7"><text:span text:style-name="CharStyle12"><text:span text:style-name="T7">Ale mýlili sa, lebo jejích hriechy vyš­li nezadlho na svetlo. Jedon pán totiž, kto­rý z obloka naproti stojáceho domu zpozoroval nebezpečenstvo dieťaťa, a videl i rý­chlosť chlapcovu, ktorou ho retoval, zpýtal sa h</text:span></text:span><text:span text:style-name="CharStyle12"><text:span text:style-name="T2">o</text:span></text:span><text:span text:style-name="CharStyle12"><text:span text:style-name="T7">:</text:span></text:span></text:p>
        <text:p text:style-name="P7"><text:span text:style-name="CharStyle12"><text:span text:style-name="T2">„</text:span></text:span><text:span text:style-name="CharStyle12"><text:span text:style-name="T7">Čo ti je syn</text:span></text:span><text:span text:style-name="CharStyle12"><text:span text:style-name="T2">č</text:span></text:span><text:span text:style-name="CharStyle12"><text:span text:style-name="T7">ok môj</text:span></text:span><text:span text:style-name="CharStyle12"><text:span text:style-name="T2">?</text:span></text:span><text:span text:style-name="CharStyle12"><text:span text:style-name="T7"> Prečo plačeš</text:span></text:span><text:span text:style-name="CharStyle12"><text:span text:style-name="T2">? </text:span></text:span><text:span text:style-name="CharStyle12"><text:span text:style-name="T7">Povedz mi.“</text:span></text:span></text:p>
        <text:p text:style-name="P7"><text:span text:style-name="CharStyle12"><text:span text:style-name="T7">Posmelený touto rečou, vyrozprával mu chlapec, čo sa mu v tom dome priho­dilo, na čo ten dobrotivý pán takto odpovieda</text:span></text:span><text:span text:style-name="CharStyle12"><text:span text:style-name="T2">l</text:span></text:span><text:span text:style-name="CharStyle12"><text:span text:style-name="T7">:</text:span></text:span></text:p>
        <text:p text:style-name="P7"><text:span text:style-name="CharStyle12"><text:span text:style-name="T7">„To je skutočne podlosť, že ťa pre tv</text:span></text:span><text:span text:style-name="CharStyle12"><text:span text:style-name="T10">ô</text:span></text:span><text:span text:style-name="CharStyle12"><text:span text:style-name="T7">j šlechetný skutok tak pohanili. Po</text:span></text:span><text:span text:style-name="CharStyle12"><text:span text:style-name="T10">ď</text:span></text:span><text:span text:style-name="CharStyle12"><text:span text:style-name="T2"> </text:span></text:span><text:span text:style-name="CharStyle12"><text:span text:style-name="T7">so m</text:span></text:span><text:span text:style-name="CharStyle12"><text:span text:style-name="T10">ň</text:span></text:span><text:span text:style-name="CharStyle12"><text:span text:style-name="T7">ou, ja tú vec do poriadku privediem.</text:span></text:span><text:span text:style-name="CharStyle12"><text:span text:style-name="T2">“</text:span></text:span></text:p>
        <text:p text:style-name="P7"><text:span text:style-name="CharStyle12"><text:span text:style-name="T7">Vzal teda chlapca za ruku a šiel s ním k panej toho domu, k matke toho die­včatka, ktorého život pred chv</text:span></text:span><text:span text:style-name="CharStyle12"><text:span text:style-name="T5">í</text:span></text:span><text:span text:style-name="CharStyle12"><text:span text:style-name="T7">lkou retoval.</text:span></text:span></text:p>
        <text:p text:style-name="P7"><text:span text:style-name="CharStyle12"><text:span text:style-name="T7">Táto sa až v ten čas dozvedela, čo sa v jej dome prihodilo, následkom čoho bola</text:span></text:span><text:span text:style-name="CharStyle20"><text:span text:style-name="T7"> </text:span></text:span><text:span text:style-name="CharStyle13"><text:span text:style-name="T7">pest</text:span></text:span><text:span text:style-name="CharStyle13"><text:span text:style-name="T10">u</text:span></text:span><text:span text:style-name="CharStyle13"><text:span text:style-name="T7">nka zo služby prepustená, a ostatn</text:span></text:span><text:span text:style-name="CharStyle13"><text:span text:style-name="T2">í </text:span></text:span><text:span text:style-name="CharStyle13"><text:span text:style-name="T7">sluhovia boli prísne pokáraní a museli chlap­c</text:span></text:span><text:span text:style-name="CharStyle13"><text:span text:style-name="T2">ov</text:span></text:span><text:span text:style-name="CharStyle13"><text:span text:style-name="T7">i odobraté ovocie zaplatiť. Domová pani pon</text:span></text:span><text:span text:style-name="CharStyle13"><text:span text:style-name="T5">u</text:span></text:span><text:span text:style-name="CharStyle13"><text:span text:style-name="T7">kala mu krom toho pekný dar.</text:span></text:span></text:p>
        <text:p text:style-name="P7"><text:span text:style-name="CharStyle13"><text:span text:style-name="T7">„Nie milosťpani,“ odpoviedal tento </text:span></text:span><text:span text:style-name="CharStyle13"><text:span text:style-name="T5">u</text:span></text:span><text:span text:style-name="CharStyle13"><text:span text:style-name="T7">ctiv</text:span></text:span><text:span text:style-name="CharStyle13"><text:span text:style-name="T10">e</text:span></text:span><text:span text:style-name="CharStyle13"><text:span text:style-name="T2">,</text:span></text:span><text:span text:style-name="CharStyle13"><text:span text:style-name="T7"> ja ž</text:span></text:span><text:span text:style-name="CharStyle13"><text:span text:style-name="T5">í</text:span></text:span><text:span text:style-name="CharStyle13"><text:span text:style-name="T7">adnu odmenu za to prijať ne­môžem, že som svoju povinnosť vykonal. Teraz, keď som už od podozrenia kmínstva očistený, a ovocie mám zaplatené, odídem šťastný a spokojný domov.</text:span></text:span><text:span text:style-name="CharStyle13"><text:span text:style-name="T2">“</text:span></text:span></text:p>
        <text:p text:style-name="P7"><text:span text:style-name="CharStyle13"><text:span text:style-name="T7">Šlechetný chlape</text:span></text:span><text:span text:style-name="CharStyle13"><text:span text:style-name="T2">c</text:span></text:span><text:span text:style-name="CharStyle13"><text:span text:style-name="T7">! On utrpel krivdu, lebo učinil dobre. Ale dobrý Hospodin vzal ho pod svoju ochranu a nenechal ho dlho trpeť, a v krátkom čase zaha</text:span></text:span><text:span text:style-name="CharStyle13"><text:span text:style-name="T2">nb</text:span></text:span><text:span text:style-name="CharStyle13"><text:span text:style-name="T7">il bezbožnú </text:span></text:span><text:span text:style-name="CharStyle13"><text:span text:style-name="T5">c</text:span></text:span><text:span text:style-name="CharStyle13"><text:span text:style-name="T7">eľaď.</text:span></text:span></text:p>
        <text:p text:style-name="P7"><text:span text:style-name="CharStyle13"><text:span text:style-name="T7">Učte sa z toho, milé dietky, že je vždy lepši</text:span></text:span><text:span text:style-name="CharStyle13"><text:span text:style-name="T2">e</text:span></text:span><text:span text:style-name="CharStyle13"><text:span text:style-name="T7"> z</text:span></text:span><text:span text:style-name="CharStyle13"><text:span text:style-name="T2">at</text:span></text:span><text:span text:style-name="CharStyle13"><text:span text:style-name="T7">o trpeť že sme dobre učinili, </text:span></text:span><text:span text:style-name="CharStyle13"><text:span text:style-name="T10">n</text:span></text:span><text:span text:style-name="CharStyle13"><text:span text:style-name="T7">ežli z krivdy </text:span></text:span><text:span text:style-name="CharStyle13"><text:span text:style-name="T5">u</text:span></text:span><text:span text:style-name="CharStyle13"><text:span text:style-name="T7">žitok ťahať. Zapamätajte si dobre, čo hovorím. Vy ste vždy najšťast­nejšie, keď dobre činíte, ale nikdy nie ste šťastné jaknáhle učiníte krivdu. Milý Pán B</text:span></text:span><text:span text:style-name="CharStyle13"><text:span text:style-name="T2">ô</text:span></text:span><text:span text:style-name="CharStyle13"><text:span text:style-name="T7">h bere tých pod svoju ochranu, ktorý dobre činia, ale bezbožníkov tresce. Zacho­vajte si to.</text:span></text:span></text:p>
        <text:p text:style-name="P7"><text:span text:style-name="CharStyle13"><text:span text:style-name="T7">Lépe jest krivdu trp</text:span></text:span><text:span text:style-name="CharStyle13"><text:span text:style-name="T5">ě</text:span></text:span><text:span text:style-name="CharStyle13"><text:span text:style-name="T7">ti než krivdu či</text:span></text:span><text:span text:style-name="CharStyle13"><text:span text:style-name="T2">n</text:span></text:span><text:span text:style-name="CharStyle13"><text:span text:style-name="T7">iti.</text:span></text:span></text:p>
        <text:p text:style-name="P6"><text:span text:style-name="CharStyle20"><text:span text:style-name="T2"/></text:span></text:p>
        <text:p text:style-name="P21"><text:span text:style-name="CharStyle20"><text:span text:style-name="T2"/></text:span></text:p>
        <text:h text:style-name="P23" text:outline-level="2"><text:bookmark-start text:name="bookmark18"/><text:span text:style-name="CharStyle24"><text:span text:style-name="T7">Je</text:span></text:span><text:span text:style-name="CharStyle24"><text:span text:style-name="T5">d</text:span></text:span><text:span text:style-name="CharStyle24"><text:span text:style-name="T7">on ml</text:span></text:span><text:span text:style-name="CharStyle24"><text:span text:style-name="T2">ad</text:span></text:span><text:span text:style-name="CharStyle24"><text:span text:style-name="T7">ý mu</text:span></text:span><text:span text:style-name="CharStyle24"><text:span text:style-name="T2">č</text:span></text:span><text:span text:style-name="CharStyle24"><text:span text:style-name="T7">ed</text:span></text:span><text:span text:style-name="CharStyle24"><text:span text:style-name="T2">I</text:span></text:span><text:span text:style-name="CharStyle24"><text:span text:style-name="T7">n</text:span></text:span><text:span text:style-name="CharStyle24"><text:span text:style-name="T2">í</text:span></text:span><text:span text:style-name="CharStyle24"><text:span text:style-name="T7">k.</text:span></text:span><text:bookmark-end text:name="bookmark18"/></text:h>
        <text:p text:style-name="P4"><text:span text:style-name="CharStyle12"><text:span text:style-name="T7"/></text:span></text:p>
        <text:p text:style-name="P16"><text:span text:style-name="CharStyle12"><text:span text:style-name="T7">Lepšie zomreť lež kradnúť.</text:span></text:span></text:p>
        <text:p text:style-name="P7"><text:span text:style-name="CharStyle12"><text:span text:style-name="T7"/></text:span></text:p>
        <text:p text:style-name="P9"><text:span text:style-name="CharStyle12"><text:span text:style-name="T7">V meste </text:span></text:span><text:span text:style-name="CharStyle12"><text:span text:style-name="T2">Šik</text:span></text:span><text:span text:style-name="CharStyle12"><text:span text:style-name="T7">ago, v štáte </text:span></text:span><text:span text:style-name="CharStyle12"><text:span text:style-name="T2">U</text:span></text:span><text:span text:style-name="CharStyle12"><text:span text:style-name="T7">lionois chcel r. 1853 dňa 9 ho Aug</text:span></text:span><text:span text:style-name="CharStyle12"><text:span text:style-name="T2">.</text:span></text:span><text:span text:style-name="CharStyle12"><text:span text:style-name="T7"> jedon húf uličných chlapcov od 14 do 18 ročných jednoho chlapčoka, menom Kund Iverson k tomu prinútiť, aby pre nich zo zahrady pána Daniela Elsto</text:span></text:span><text:span text:style-name="CharStyle12"><text:span text:style-name="T2">u</text:span></text:span><text:span text:style-name="CharStyle12"><text:span text:style-name="T7"> ovocie kradol. Títo chlapci často zachodievali </text:span></text:span><text:soft-page-break/><text:span text:style-name="CharStyle12"><text:span text:style-name="T7">na to miesto a zmárnili tam veľkú čiastku svojho času, kúpali sa, blúdili sem i tam a kradli zo susedných zahrád ovocie a iné veci. Ponevá</text:span></text:span><text:span text:style-name="CharStyle12"><text:span text:style-name="T2">č</text:span></text:span><text:span text:style-name="CharStyle12"><text:span text:style-name="T7"> ale niekto­rí z n</text:span></text:span><text:span text:style-name="CharStyle12"><text:span text:style-name="T5">í</text:span></text:span><text:span text:style-name="CharStyle12"><text:span text:style-name="T7">ch pri takýchto krádežach náhodou dostihnut</text:span></text:span><text:span text:style-name="CharStyle12"><text:span text:style-name="T2">í</text:span></text:span><text:span text:style-name="CharStyle12"><text:span text:style-name="T7"> boli, videlo sa j</text:span></text:span><text:span text:style-name="CharStyle12"><text:span text:style-name="T2">í</text:span></text:span><text:span text:style-name="CharStyle12"><text:span text:style-name="T7">m to bezpeč­nejšie, mladších chlapcov svádzať, alebo jích n</text:span></text:span><text:span text:style-name="CharStyle12"><text:span text:style-name="T2">ú</text:span></text:span><text:span text:style-name="CharStyle12"><text:span text:style-name="T7">tiť, aby za nich kradli. Na tento spôsob prišli ku korysti s menším nebez­pečenstvom, a nebáli sa tak že jích dostih­nú a pokutujú.</text:span></text:span></text:p>
        <text:p text:style-name="P7"><text:span text:style-name="CharStyle12"><text:span text:style-name="T7">Vo štvrtok, dňa 9-ho vzali tito mladí zločinci mal</text:span></text:span><text:span text:style-name="CharStyle12"><text:span text:style-name="T10">ič</text:span></text:span><text:span text:style-name="CharStyle12"><text:span text:style-name="T7">k</text:span></text:span><text:span text:style-name="CharStyle12"><text:span text:style-name="T2">é</text:span></text:span><text:span text:style-name="CharStyle12"><text:span text:style-name="T7">ho výšmenovaného Norvegčana</text:span></text:span><text:span text:style-name="CharStyle12"><text:span text:style-name="T2">,</text:span></text:span><text:span text:style-name="CharStyle12"><text:span text:style-name="T7"> asi 10 ročného chlapčoka so sebou a chceli ho prinútiť aby šiel do zahrady p</text:span></text:span><text:span text:style-name="CharStyle12"><text:span text:style-name="T10">a</text:span></text:span><text:span text:style-name="CharStyle12"><text:span text:style-name="T7">na Elstonovej a nakradol ovocia. Tento to nechcel urobiť. Najprv teda probovali hroz­bami; potom ho zamočili pod vodu a hro</text:span></text:span><text:span text:style-name="CharStyle12"><text:span text:style-name="T10">z</text:span></text:span><text:span text:style-name="CharStyle13"><text:span text:style-name="T7">ili mu, že ho zatopia, mysliac, že ho tak ku krádeži prinútia. Statočný chlap</text:span></text:span><text:span text:style-name="CharStyle13"><text:span text:style-name="T2">č</text:span></text:span><text:span text:style-name="CharStyle13"><text:span text:style-name="T7">ok od­poroval, dokiaľ len hovoriť mohol, a pro­sil jích spolu, aby mu nechali živo</text:span></text:span><text:span text:style-name="CharStyle13"><text:span text:style-name="T2">t</text:span></text:span><text:span text:style-name="CharStyle13"><text:span text:style-name="T7">; ale títo bezbožníci neprestali ho mučiť, dokiaľ nešťastný chlapčok nezomrel, potom od­behli a nechali m</text:span></text:span><text:span text:style-name="CharStyle13"><text:span text:style-name="T5">r</text:span></text:span><text:span text:style-name="CharStyle13"><text:span text:style-name="T7">tvolu na vode plávať. Jeho rodičovia boli v smrtedlnych </text:span></text:span><text:span text:style-name="CharStyle13"><text:span text:style-name="T2">ú</text:span></text:span><text:span text:style-name="CharStyle13"><text:span text:style-name="T7">zk</text:span></text:span><text:span text:style-name="CharStyle13"><text:span text:style-name="T5">o</text:span></text:span><text:span text:style-name="CharStyle13"><text:span text:style-name="T7">sťach a pre</text:span></text:span><text:span text:style-name="CharStyle13"><text:span text:style-name="T5">s</text:span></text:span><text:span text:style-name="CharStyle13"><text:span text:style-name="T7"> celú noc i s niektor</text:span></text:span><text:span text:style-name="CharStyle13"><text:span text:style-name="T5">y</text:span></text:span><text:span text:style-name="CharStyle13"><text:span text:style-name="T7">mi pria­teľmi hľadali pri rieke svoje dieťa. Na dru­hé r</text:span></text:span><text:span text:style-name="CharStyle13"><text:span text:style-name="T5">a</text:span></text:span><text:span text:style-name="CharStyle13"><text:span text:style-name="T7">no našli jeho m</text:span></text:span><text:span text:style-name="CharStyle13"><text:span text:style-name="T10">r</text:span></text:span><text:span text:style-name="CharStyle13"><text:span text:style-name="T7">tvolu na vode pláva­júcu nedeľako toho miesta, kde svoju smrť našiel.</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1" style:display-name="Záhlavie #1" style:family="paragraph" style:list-style-name="" style:master-page-name="">
      <loext:graphic-properties draw:fill="none" draw:fill-color="#729fcf"/>
      <style:paragraph-properties style:page-number="auto" fo:background-color="transparent"/>
    </style:style>
    <style:style style:name="Základný_20_text_20__28_2_29_" style:display-name="Základný text (2)" style:family="paragraph" style:master-page-name="">
      <loext:graphic-properties draw:fill="none" draw:fill-color="#729fcf"/>
      <style:paragraph-properties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kladný_20_text_20__28_3_29_" style:display-name="Základný text (3)" style:family="paragraph" style:master-page-name="">
      <loext:graphic-properties draw:fill="none" draw:fill-color="#729fcf"/>
      <style:paragraph-properties fo:margin-left="1.976cm" fo:margin-right="0cm" fo:text-indent="0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7" style:family="text" style:parent-style-name="CharStyle6">
      <style:text-properties fo:color="#000000" fo:language="sk" fo:country="SK" style:language-asian="sk" style:country-asian="SK" style:language-complex="sk" style:country-complex="SK"/>
    </style:style>
    <style:style style:name="CharStyle9" style:family="text" style:parent-style-name="DefaultFontStyle"/>
    <style:style style:name="CharStyle10" style:family="text" style:parent-style-name="CharStyle9">
      <style:text-properties fo:color="#000000" fo:language="sk" fo:country="SK" style:language-asian="sk" style:country-asian="SK" style:language-complex="sk" style:country-complex="SK"/>
    </style:style>
    <style:style style:name="CharStyle12" style:family="text" style:parent-style-name="DefaultFontStyle"/>
    <style:style style:name="CharStyle13" style:family="text" style:parent-style-name="CharStyle12">
      <style:text-properties fo:color="#000000" fo:language="sk" fo:country="SK" style:language-asian="sk" style:country-asian="SK" style:language-complex="sk" style:country-complex="SK"/>
    </style:style>
    <style:style style:name="CharStyle15" style:family="text" style:parent-style-name="DefaultFontStyle"/>
    <style:style style:name="CharStyle17" style:family="text" style:parent-style-name="DefaultFontStyle"/>
    <style:style style:name="CharStyle18" style:family="text" style:parent-style-name="CharStyle17">
      <style:text-properties fo:color="#000000" fo:language="sk" fo:country="SK" style:language-asian="sk" style:country-asian="SK" style:language-complex="sk" style:country-complex="SK"/>
    </style:style>
    <style:style style:name="CharStyle20" style:family="text" style:parent-style-name="DefaultFontStyle"/>
    <style:style style:name="CharStyle21" style:family="text" style:parent-style-name="CharStyle17">
      <style:text-properties fo:color="#000000" fo:language="sk" fo:country="SK" style:language-asian="sk" style:country-asian="SK" style:language-complex="sk" style:country-complex="SK"/>
    </style:style>
    <style:style style:name="CharStyle22" style:family="text" style:parent-style-name="CharStyle20">
      <style:text-properties fo:color="#000000" fo:language="sk" fo:country="SK" style:language-asian="sk" style:country-asian="SK" style:language-complex="sk" style:country-complex="SK"/>
    </style:style>
    <style:style style:name="CharStyle24" style:family="text" style:parent-style-name="DefaultFontStyle"/>
    <style:style style:name="CharStyle25" style:family="text" style:parent-style-name="CharStyle24">
      <style:text-properties fo:color="#000000" fo:language="sk" fo:country="SK" style:language-asian="sk" style:country-asian="SK" style:language-complex="sk" style:country-complex="SK"/>
    </style:style>
    <style:style style:name="CharStyle26" style:family="text" style:parent-style-name="CharStyle12">
      <style:text-properties fo:color="#000000" fo:language="sk" fo:country="SK" style:language-asian="sk" style:country-asian="SK" style:language-complex="sk" style:country-complex="SK"/>
    </style:style>
    <style:style style:name="CharStyle27" style:family="text" style:parent-style-name="CharStyle17">
      <style:text-properties fo:color="#000000" fo:language="sk" fo:country="SK" style:language-asian="sk" style:country-asian="SK" style:language-complex="sk" style:country-complex="SK"/>
    </style:style>
    <style:style style:name="CharStyle28" style:family="text" style:parent-style-name="CharStyle20">
      <style:text-properties fo:color="#000000" fo:language="sk" fo:country="SK" style:language-asian="sk" style:country-asian="SK" style:language-complex="sk" style:country-complex="SK"/>
    </style:style>
    <style:style style:name="CharStyle29" style:family="text" style:parent-style-name="CharStyle17">
      <style:text-properties fo:color="#000000" fo:language="sk" fo:country="SK" style:language-asian="sk" style:country-asian="SK" style:language-complex="sk" style:country-complex="SK"/>
    </style:style>
    <style:style style:name="CharStyle30" style:family="text" style:parent-style-name="CharStyle20">
      <style:text-properties fo:color="#000000" fo:language="sk" fo:country="SK" style:language-asian="sk" style:country-asian="SK" style:language-complex="sk" style:country-complex="SK"/>
    </style:style>
    <style:style style:name="CharStyle31" style:family="text" style:parent-style-name="CharStyle12">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88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3-12-22T22:12:01.192000000</dc:date>
    <meta:editing-duration>PT6H43M16S</meta:editing-duration>
    <meta:editing-cycles>3</meta:editing-cycles>
    <meta:generator>LibreOffice/5.4.2.2$Windows_x86 LibreOffice_project/22b09f6418e8c2d508a9eaf86b2399209b0990f4</meta:generator>
    <meta:document-statistic meta:table-count="0" meta:image-count="0" meta:object-count="0" meta:page-count="10" meta:paragraph-count="117" meta:word-count="3487" meta:character-count="20779" meta:non-whitespace-character-count="17407"/>
  </office:meta>
</office:document-meta>
</file>